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in"/>
    </style:style>
    <style:style style:name="co2" style:family="table-column">
      <style:table-column-properties fo:break-before="auto" style:column-width="1.7028in"/>
    </style:style>
    <style:style style:name="co3" style:family="table-column">
      <style:table-column-properties fo:break-before="auto" style:column-width="6in"/>
    </style:style>
    <style:style style:name="co4" style:family="table-column">
      <style:table-column-properties fo:break-before="auto" style:column-width="4in"/>
    </style:style>
    <style:style style:name="co5" style:family="table-column">
      <style:table-column-properties fo:break-before="auto" style:column-width="3.0256in"/>
    </style:style>
    <style:style style:name="co6" style:family="table-column">
      <style:table-column-properties fo:break-before="auto" style:column-width="2.5335in"/>
    </style:style>
    <style:style style:name="co7" style:family="table-column">
      <style:table-column-properties fo:break-before="auto" style:column-width="2.4272in"/>
    </style:style>
    <style:style style:name="co8" style:family="table-column">
      <style:table-column-properties fo:break-before="auto" style:column-width="0.889in"/>
    </style:style>
    <style:style style:name="co9" style:family="table-column">
      <style:table-column-properties fo:break-before="auto" style:column-width="1.9102in"/>
    </style:style>
    <style:style style:name="co10" style:family="table-column">
      <style:table-column-properties fo:break-before="auto" style:column-width="1.8945in"/>
    </style:style>
    <style:style style:name="co11" style:family="table-column">
      <style:table-column-properties fo:break-before="auto" style:column-width="1.8102in"/>
    </style:style>
    <style:style style:name="co12" style:family="table-column">
      <style:table-column-properties fo:break-before="auto" style:column-width="2.0661in"/>
    </style:style>
    <style:style style:name="ro1" style:family="table-row">
      <style:table-row-properties style:row-height="0.2083in" fo:break-before="auto" style:use-optimal-row-height="true"/>
    </style:style>
    <style:style style:name="ro2" style:family="table-row">
      <style:table-row-properties style:row-height="2.6835in" fo:break-before="auto" style:use-optimal-row-height="true"/>
    </style:style>
    <style:style style:name="ro3" style:family="table-row">
      <style:table-row-properties style:row-height="0.8in" fo:break-before="auto" style:use-optimal-row-height="true"/>
    </style:style>
    <style:style style:name="ro4" style:family="table-row">
      <style:table-row-properties style:row-height="2.0811in" fo:break-before="auto" style:use-optimal-row-height="true"/>
    </style:style>
    <style:style style:name="ro5" style:family="table-row">
      <style:table-row-properties style:row-height="2.7075in" fo:break-before="auto" style:use-optimal-row-height="true"/>
    </style:style>
    <style:style style:name="ro6" style:family="table-row">
      <style:table-row-properties style:row-height="2.889in" fo:break-before="auto" style:use-optimal-row-height="true"/>
    </style:style>
    <style:style style:name="ro7" style:family="table-row">
      <style:table-row-properties style:row-height="5.402in" fo:break-before="auto" style:use-optimal-row-height="true"/>
    </style:style>
    <style:style style:name="ro8" style:family="table-row">
      <style:table-row-properties style:row-height="1.1417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6402in" fo:break-before="auto" style:use-optimal-row-height="true"/>
    </style:style>
    <style:style style:name="ro11" style:family="table-row">
      <style:table-row-properties style:row-height="0.3272in" fo:break-before="auto" style:use-optimal-row-height="true"/>
    </style:style>
    <style:style style:name="ro12" style:family="table-row">
      <style:table-row-properties style:row-height="1.6146in" fo:break-before="auto" style:use-optimal-row-height="true"/>
    </style:style>
    <style:style style:name="ro13" style:family="table-row">
      <style:table-row-properties style:row-height="0.9535in" fo:break-before="auto" style:use-optimal-row-height="true"/>
    </style:style>
    <style:style style:name="ro14" style:family="table-row">
      <style:table-row-properties style:row-height="3.9957in" fo:break-before="auto" style:use-optimal-row-height="true"/>
    </style:style>
    <style:style style:name="ro15" style:family="table-row">
      <style:table-row-properties style:row-height="3.0209in" fo:break-before="auto" style:use-optimal-row-height="true"/>
    </style:style>
    <style:style style:name="ro16" style:family="table-row">
      <style:table-row-properties style:row-height="2.8472in" fo:break-before="auto" style:use-optimal-row-height="true"/>
    </style:style>
    <style:style style:name="ro17" style:family="table-row">
      <style:table-row-properties style:row-height="0.9882in" fo:break-before="auto" style:use-optimal-row-height="true"/>
    </style:style>
    <style:style style:name="ro18" style:family="table-row">
      <style:table-row-properties style:row-height="0.4866in" fo:break-before="auto" style:use-optimal-row-height="true"/>
    </style:style>
    <style:style style:name="ro19" style:family="table-row">
      <style:table-row-properties style:row-height="2.7563in" fo:break-before="auto" style:use-optimal-row-height="true"/>
    </style:style>
    <style:style style:name="ro20" style:family="table-row">
      <style:table-row-properties style:row-height="7.8807in" fo:break-before="auto" style:use-optimal-row-height="true"/>
    </style:style>
    <style:style style:name="ro21" style:family="table-row">
      <style:table-row-properties style:row-height="5.8339in" fo:break-before="auto" style:use-optimal-row-height="true"/>
    </style:style>
    <style:style style:name="ro22" style:family="table-row">
      <style:table-row-properties style:row-height="3.8354in" fo:break-before="auto" style:use-optimal-row-height="true"/>
    </style:style>
    <style:style style:name="ro23" style:family="table-row">
      <style:table-row-properties style:row-height="5.6945in" fo:break-before="auto" style:use-optimal-row-height="true"/>
    </style:style>
    <style:style style:name="ro24" style:family="table-row">
      <style:table-row-properties style:row-height="1.5799in" fo:break-before="auto" style:use-optimal-row-height="true"/>
    </style:style>
    <style:style style:name="ro25" style:family="table-row">
      <style:table-row-properties style:row-height="7.7972in" fo:break-before="auto" style:use-optimal-row-height="true"/>
    </style:style>
    <style:style style:name="ro26" style:family="table-row">
      <style:table-row-properties style:row-height="1.2945in" fo:break-before="auto" style:use-optimal-row-height="true"/>
    </style:style>
    <style:style style:name="ro27" style:family="table-row">
      <style:table-row-properties style:row-height="1.4409in" fo:break-before="auto" style:use-optimal-row-height="true"/>
    </style:style>
    <style:style style:name="ro28" style:family="table-row">
      <style:table-row-properties style:row-height="1.1173in" fo:break-before="auto" style:use-optimal-row-height="true"/>
    </style:style>
    <style:style style:name="ro29" style:family="table-row">
      <style:table-row-properties style:row-height="1.2807in" fo:break-before="auto" style:use-optimal-row-height="true"/>
    </style:style>
    <style:style style:name="ro30" style:family="table-row">
      <style:table-row-properties style:row-height="1.7681in" fo:break-before="auto" style:use-optimal-row-height="true"/>
    </style:style>
    <style:style style:name="ro31" style:family="table-row">
      <style:table-row-properties style:row-height="2.6799in" fo:break-before="auto" style:use-optimal-row-height="true"/>
    </style:style>
    <style:style style:name="ro32" style:family="table-row">
      <style:table-row-properties style:row-height="2.5339in" fo:break-before="auto" style:use-optimal-row-height="true"/>
    </style:style>
    <style:style style:name="ro33" style:family="table-row">
      <style:table-row-properties style:row-height="1.7402in" fo:break-before="auto" style:use-optimal-row-height="true"/>
    </style:style>
    <style:style style:name="ro34" style:family="table-row">
      <style:table-row-properties style:row-height="0.8in" fo:break-before="auto" style:use-optimal-row-height="false"/>
    </style:style>
    <style:style style:name="ta1" style:family="table" style:master-page-name="Default">
      <style:table-properties table:display="true" style:writing-mode="lr-tb"/>
    </style:style>
    <style:style style:name="ce3" style:family="table-cell" style:parent-style-name="Default">
      <style:table-cell-properties fo:border="0.74pt solid #ff0000" style:vertical-align="middle"/>
      <style:text-properties style:font-name="Arial" fo:font-size="12pt" fo:font-weight="bold" style:font-size-asian="12pt" style:font-weight-asian="bold" style:font-size-complex="12pt" style:font-weight-complex="bold"/>
    </style:style>
    <style:style style:name="ce5" style:family="table-cell" style:parent-style-name="Default">
      <style:table-cell-properties fo:border="0.74pt solid #ff0000" style:vertical-align="middle"/>
      <style:text-properties style:font-name="Arial"/>
    </style:style>
    <style:style style:name="ce6" style:family="table-cell" style:parent-style-name="Default">
      <style:table-cell-properties fo:wrap-option="wrap" fo:border="0.74pt solid #ff0000" style:vertical-align="middle"/>
      <style:text-properties style:font-name="Arial"/>
    </style:style>
    <style:style style:name="ce2" style:family="table-cell" style:parent-style-name="Default">
      <style:table-cell-properties style:vertical-align="middle"/>
      <style:text-properties style:font-name="Arial"/>
    </style:style>
    <style:style style:name="ce7" style:family="table-cell" style:parent-style-name="Default">
      <style:table-cell-properties fo:wrap-option="wrap" fo:border="0.74pt solid #ff0000" style:vertical-align="middle"/>
      <style:text-properties style:font-name="Arial" fo:font-size="12pt" fo:font-weight="bold" style:font-size-asian="12pt" style:font-weight-asian="bold" style:font-size-complex="12pt" style:font-weight-complex="bold"/>
    </style:style>
    <style:style style:name="ce9" style:family="table-cell" style:parent-style-name="Default">
      <style:table-cell-properties fo:wrap-option="wrap" fo:border="0.74pt solid #ff0000"/>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fo:wrap-option="wrap" fo:border="0.74pt solid #ff0000" style:vertical-align="middle"/>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fo:border="0.74pt solid #ff0000" style:vertical-align="middle"/>
      <style:text-properties style:font-name="Arial" fo:font-weight="bold" style:font-weight-asian="bold" style:font-weight-complex="bold"/>
    </style:style>
    <style:style style:name="ce15" style:family="table-cell" style:parent-style-name="Default">
      <style:table-cell-properties fo:wrap-option="wrap" fo:border="0.74pt solid #ff0000" style:vertical-align="middle"/>
      <style:text-properties style:font-name="Arial" fo:font-weight="bold" style:font-weight-asian="bold" style:font-weight-complex="bold"/>
    </style:style>
    <style:style style:name="ce28" style:family="table-cell" style:parent-style-name="Default">
      <style:table-cell-properties fo:wrap-option="wrap" fo:border="0.74pt solid #ff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table-cell-properties style:vertical-align="middle"/>
      <style:text-properties style:font-name="Arial" fo:font-weight="bold" style:font-weight-asian="bold" style:font-weight-complex="bold"/>
    </style:style>
    <style:style style:name="ce17" style:family="table-cell" style:parent-style-name="Default">
      <style:table-cell-properties fo:wrap-option="wrap" fo:border="0.74pt solid #ff0000"/>
      <style:text-properties style:font-name="Arial" fo:font-size="12pt" fo:font-weight="bold" style:font-name-asian="Segoe UI" style:font-size-asian="12pt" style:font-weight-asian="bold" style:font-name-complex="Tahoma" style:font-size-complex="12pt" style:font-weight-complex="bold"/>
    </style:style>
    <style:style style:name="ce18" style:family="table-cell" style:parent-style-name="Default">
      <style:table-cell-properties fo:wrap-option="wrap" fo:border="0.74pt solid #ff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fo:border="0.74pt solid #ff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fo:border="0.74pt solid #ff0000"/>
      <style:text-properties style:font-name="Arial"/>
    </style:style>
    <style:style style:name="ce36" style:family="table-cell" style:parent-style-name="Default">
      <style:table-cell-properties fo:border="0.74pt solid #ff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order="0.74pt solid #ff0000"/>
    </style:style>
    <style:style style:name="ce40" style:family="table-cell" style:parent-style-name="Default">
      <style:table-cell-properties fo:wrap-option="wrap"/>
      <style:text-properties style:font-name="Arial"/>
    </style:style>
    <style:style style:name="ce22" style:family="table-cell" style:parent-style-name="Default">
      <style:table-cell-properties fo:border="0.74pt solid #ff0000"/>
      <style:text-properties style:font-name="Arial" fo:font-size="12pt" fo:font-weight="bold" style:font-size-asian="12pt" style:font-weight-asian="bold" style:font-size-complex="12pt" style:font-weight-complex="bold"/>
    </style:style>
    <style:style style:name="ce23" style:family="table-cell" style:parent-style-name="Default">
      <style:table-cell-properties fo:wrap-option="wrap" fo:border="0.74pt solid #ff0000"/>
      <style:text-properties style:font-name="Arial" fo:font-size="10pt" style:font-size-asian="10pt" style:font-size-complex="10pt"/>
    </style:style>
    <style:style style:name="ce24" style:family="table-cell" style:parent-style-name="Default">
      <style:table-cell-properties fo:border="0.74pt solid #ff0000"/>
      <style:text-properties style:font-name="Arial"/>
    </style:style>
    <style:style style:name="ce25" style:family="table-cell" style:parent-style-name="Default">
      <style:table-cell-properties fo:background-color="transparent" fo:wrap-option="wrap" fo:border="0.74pt solid #ff0000"/>
      <style:text-properties style:font-name="Arial"/>
    </style:style>
    <style:style style:name="ce26" style:family="table-cell" style:parent-style-name="Default">
      <style:table-cell-properties fo:wrap-option="wrap" fo:border="0.74pt solid #ff0000"/>
      <style:text-properties style:font-name="Liberation Mono" style:font-name-asian="Liberation Mono" style:font-name-complex="Liberation Mono"/>
    </style:style>
    <style:style style:name="ce13" style:family="table-cell" style:parent-style-name="Default">
      <style:text-properties style:font-name="Arial"/>
    </style:style>
    <style:style style:name="ce45" style:family="table-cell" style:parent-style-name="Default">
      <style:text-properties style:font-name="Arial" fo:font-size="12pt" fo:font-weight="bold" style:font-size-asian="12pt" style:font-weight-asian="bold" style:font-size-complex="12pt" style:font-weight-complex="bold"/>
    </style:style>
    <style:style style:name="ce46" style:family="table-cell" style:parent-style-name="Default">
      <style:table-cell-properties fo:wrap-option="wrap"/>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vertical-align="middle"/>
    </style:style>
    <style:style style:name="ce44"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48"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49" style:family="table-cell" style:parent-style-name="Default">
      <style:table-cell-properties style:vertical-align="middle"/>
      <style:text-properties fo:font-weight="bold" style:font-weight-asian="bold" style:font-weight-complex="bold"/>
    </style:style>
    <style:style style:name="ce50" style:family="table-cell" style:parent-style-name="Default">
      <style:table-cell-properties style:vertical-align="middle"/>
      <style:text-properties style:font-name="Liberation Serif" fo:font-weight="bold" style:font-name-asian="Segoe UI" style:font-weight-asian="bold" style:font-name-complex="Tahoma" style:font-weight-complex="bold"/>
    </style:style>
    <style:style style:name="ce51" style:family="table-cell" style:parent-style-name="Default">
      <style:table-cell-properties fo:wrap-option="wrap" style:vertical-align="middle"/>
      <style:text-properties fo:font-weight="bold" style:font-weight-asian="bold" style:font-weight-complex="bold"/>
    </style:style>
    <style:style style:name="ce52"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8pt" fo:language="en" fo:country="US" fo:font-style="normal" fo:text-shadow="none" style:text-underline-style="none" fo:font-weight="bold" style:text-underline-mode="continuous" style:text-overline-mode="continuous" style:text-line-through-mode="continuous" style:font-name-asian="Segoe UI" style:font-size-asian="8pt" style:language-asian="zh" style:country-asian="CN" style:font-style-asian="normal" style:font-weight-asian="bold" style:font-name-complex="Tahoma" style:font-size-complex="8pt" style:language-complex="hi" style:country-complex="IN" style:font-style-complex="normal" style:font-weight-complex="bold" style:text-emphasize="none" style:font-relief="none" style:text-overline-style="none" style:text-overline-color="font-color"/>
    </style:style>
    <style:style style:name="ce53" style:family="table-cell" style:parent-style-name="Default">
      <style:table-cell-properties fo:wrap-option="wrap"/>
    </style:style>
    <style:style style:name="T1" style:family="text">
      <style:text-properties fo:font-size="12pt" fo:font-weight="bold" style:font-size-asian="12pt" style:font-size-complex="12pt" style:font-weight-asian="bold" style:font-weight-complex="bold"/>
    </style:style>
    <style:style style:name="T2" style:family="text">
      <style:text-properties fo:font-weight="bold" style:font-weight-asian="bold" style:font-weight-complex="bold"/>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Mono" style:font-name-asian="Liberation Mono" style:font-name-complex="Liberation Mono"/>
    </style:style>
    <style:style style:name="T5" style:family="text">
      <style:text-properties fo:font-size="11pt" style:font-size-asian="11pt" style:font-size-complex="11pt"/>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Liberation Mono"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Mono" style:font-name-complex="Liberation Mono"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Arial" fo:font-size="12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egoe UI" style:font-name-complex="Tahoma"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9" style:family="text">
      <style:text-properties style:font-name="Liberation Mono" fo:font-weight="bold" style:font-name-asian="Liberation Mono" style:font-name-complex="Liberation Mono" style:font-weight-asian="bold" style:font-weight-complex="bold"/>
    </style:style>
  </office:automatic-styles>
  <office:body>
    <office:spreadsheet>
      <table:calculation-settings table:automatic-find-labels="false" table:use-regular-expressions="false" table:use-wildcards="true"/>
      <table:table table:name="Glossary" table:style-name="ta1">
        <office:forms form:automatic-focus="false" form:apply-design-mode="false"/>
        <table:table-column table:style-name="co1" table:default-cell-style-name="ce2"/>
        <table:table-column table:style-name="co2" table:default-cell-style-name="ce35"/>
        <table:table-column table:style-name="co3" table:default-cell-style-name="ce40"/>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8" table:number-columns-repeated="16377" table:default-cell-style-name="ce13"/>
        <table:table-row table:style-name="ro1">
          <table:table-cell table:style-name="ce3" office:value-type="string" calcext:value-type="string">
            <text:p>belongs to</text:p>
          </table:table-cell>
          <table:table-cell table:style-name="ce7" office:value-type="string" calcext:value-type="string">
            <text:p>terminology</text:p>
          </table:table-cell>
          <table:table-cell table:style-name="ce17" office:value-type="string" calcext:value-type="string">
            <text:p>explanation </text:p>
          </table:table-cell>
          <table:table-cell table:style-name="ce22" office:value-type="string" calcext:value-type="string">
            <text:p>example</text:p>
          </table:table-cell>
          <table:table-cell table:style-name="ce45" table:number-columns-repeated="16380"/>
        </table:table-row>
        <table:table-row table:style-name="ro1">
          <table:table-cell table:style-name="ce3"/>
          <table:table-cell table:style-name="ce9" office:value-type="string" calcext:value-type="string">
            <text:p>CRUD</text:p>
          </table:table-cell>
          <table:table-cell table:style-name="ce18" office:value-type="string" calcext:value-type="string">
            <text:p>SHORT: create, read, update, delete - basic actions to be performed on data</text:p>
          </table:table-cell>
          <table:table-cell table:style-name="ce22"/>
          <table:table-cell table:style-name="ce45" table:number-columns-repeated="16380"/>
        </table:table-row>
        <table:table-row table:style-name="ro2">
          <table:table-cell table:style-name="ce5" office:value-type="string" calcext:value-type="string">
            <text:p>Exercise_0</text:p>
          </table:table-cell>
          <table:table-cell table:style-name="ce10" office:value-type="string" calcext:value-type="string">
            <text:p>CRUD</text:p>
          </table:table-cell>
          <table:table-cell table:style-name="ce18" office:value-type="string" calcext:value-type="string">
            <text:p>CRUD stands for the four basic operations that you can perform on data in a database:</text:p>
            <text:p>C – Create (INSERT statement), adds new data, define new database objects</text:p>
            <text:p>R – Read (SELECT statement), data retrieval, non-modifying</text:p>
            <text:p>U – Update (UPDATE statement), modifying existing data in a table</text:p>
            <text:p>D – Delete (DELETE statement), removing one or more rows from a table</text:p>
            <text:p>These operations are the foundation of working with data in SQL and databases. They represent how you can manipulate and interact with data in a structured way.</text:p>
            <text:p/>
          </table:table-cell>
          <table:table-cell table:style-name="ce23" office:value-type="string" calcext:value-type="string">
            <text:p>Create: Inserting a new record (row) into an employees table:</text:p>
            <text:p><text:span text:style-name="T4">INSERT INTO employees (id, first_name, last_name, age, department)</text:span></text:p>
            <text:p><text:span text:style-name="T4">VALUES (1, 'John', 'Doe', 30, 'Sales');</text:span></text:p>
            <text:p/>
            <text:p><text:span text:style-name="T6">Read: Getting all employees from the employees table:</text:span></text:p>
            <text:p><text:span text:style-name="T7">SELECT * FROM employees;</text:span></text:p>
            <text:p/>
            <text:p><text:span text:style-name="T6">Update: Updating the age of an employee with id = 1:</text:span></text:p>
            <text:p><text:span text:style-name="T7">UPDATE employees</text:span></text:p>
            <text:p><text:span text:style-name="T7">SET age = 31</text:span></text:p>
            <text:p><text:span text:style-name="T7">WHERE id = 1;</text:span></text:p>
            <text:p/>
            <text:p><text:span text:style-name="T6">Delere: Deleting an employee with id = 1:</text:span></text:p>
            <text:p><text:span text:style-name="T7">DELETE FROM employees</text:span></text:p>
            <text:p><text:span text:style-name="T7">WHERE id = 1;</text:span></text:p>
            <text:p/>
          </table:table-cell>
          <table:table-cell table:style-name="ce46" office:value-type="string" calcext:value-type="string">
            <text:p/>
            <text:p/>
            <text:p/>
            <text:p/>
            <text:p/>
            <text:p/>
          </table:table-cell>
          <table:table-cell table:style-name="ce46" office:value-type="string" calcext:value-type="string">
            <text:p/>
            <text:p/>
            <text:p/>
            <text:p/>
          </table:table-cell>
          <table:table-cell table:style-name="ce46" office:value-type="string" calcext:value-type="string">
            <text:p/>
            <text:p/>
            <text:p/>
            <text:p/>
          </table:table-cell>
          <table:table-cell table:number-columns-repeated="16377"/>
        </table:table-row>
        <table:table-row table:style-name="ro3">
          <table:table-cell table:style-name="ce5" office:value-type="string" calcext:value-type="string">
            <text:p>Exercise_0</text:p>
          </table:table-cell>
          <table:table-cell table:style-name="ce10" office:value-type="string" calcext:value-type="string">
            <text:p>query</text:p>
          </table:table-cell>
          <table:table-cell table:style-name="ce18" office:value-type="string" calcext:value-type="string">
            <text:p>A query in SQL is a request to the database to do something: </text:p>
            <text:p>Fetch data, update data, insert new data, or delete data.</text:p>
            <text:p>The most common types of queries are SELECT, INSERT, UPDATE, and DELETE.</text:p>
            <text:p>Queries are written using SQL (Structured Query Language).</text:p>
            <text:p/>
          </table:table-cell>
          <table:table-cell table:style-name="ce24"/>
          <table:table-cell table:number-columns-repeated="16380"/>
        </table:table-row>
        <table:table-row table:style-name="ro4">
          <table:table-cell table:style-name="ce5" office:value-type="string" calcext:value-type="string">
            <text:p>Exercise_0</text:p>
          </table:table-cell>
          <table:table-cell table:style-name="ce10" office:value-type="string" calcext:value-type="string">
            <text:p>statement</text:p>
          </table:table-cell>
          <table:table-cell table:style-name="ce18" office:value-type="string" calcext:value-type="string">
            <text:p>A statement in SQL is a complete instruction or command that you give to a database to perform a specific task, such as retrieving, modifying, or deleting data. Think of a statement as a set of commands you give to the database to do something.</text:p>
            <text:p/>
            <text:p>SQL (Structured Query Language) is made up of various types of statements that allow you to interact with the database. A statement usually ends with a semicolon (;), though in many cases, it is optional (depending on the SQL environment you’re using).</text:p>
            <text:p><text:span text:style-name="T1">Key Points About SQL Statements:</text:span></text:p>
            <text:p>A statement can be a single command (like SELECT, INSERT, UPDATE, or DELETE).</text:p>
            <text:p>Each statement tells the database to perform an operation such as fetching data, inserting new records, or changing existing records.</text:p>
            <text:p>SQL statements are written in a specific syntax (structure) that the database understands.</text:p>
            <text:p/>
          </table:table-cell>
          <table:table-cell table:style-name="ce24"/>
          <table:table-cell table:number-columns-repeated="16380"/>
        </table:table-row>
        <table:table-row table:style-name="ro5">
          <table:table-cell table:style-name="ce5" office:value-type="string" calcext:value-type="string">
            <text:p>Exercise_0</text:p>
          </table:table-cell>
          <table:table-cell table:style-name="ce10" office:value-type="string" calcext:value-type="string">
            <text:p>DDL</text:p>
          </table:table-cell>
          <table:table-cell table:style-name="ce18" office:value-type="string" calcext:value-type="string">
            <text:p>DDL stands for <text:span text:style-name="T2">Data Definition Language</text:span>. It's a type of SQL (Structured Query Language) used to define and manage the structure of a database. </text:p>
            <text:p>DDL is the part of SQL that helps you create, modify, and delete database objects like tables, columns, indexes, and schemas.</text:p>
            <text:p/>
            <text:p><text:span text:style-name="T1">Key Points about DDL:</text:span></text:p>
            <text:p>Definition: DDL is used for defining and changing the structure of the database, such as creating new tables or modifying existing ones.</text:p>
            <text:p/>
            <text:p>Actions: Common actions you can perform using DDL include:</text:p>
            <text:p>                   Create: Create new tables, views, databases, etc.</text:p>
            <text:p>                   Alter: Modify existing database objects (e.g., adding a new column to a table).</text:p>
            <text:p>                   Drop: Remove a table, column, or other database object.</text:p>
            <text:p>                   Rename: Change the name of an existing table or column.</text:p>
            <text:p/>
            <text:p/>
            <text:p/>
          </table:table-cell>
          <table:table-cell table:style-name="ce20" office:value-type="string" calcext:value-type="string">
            <text:p><text:span text:style-name="T8">Common DDL Commands:</text:span></text:p>
            <text:p/>
            <text:p><text:span text:style-name="T3">CREATE: Used to create new database objects like tables, schemas, or indexes.</text:span></text:p>
            <text:p><text:span text:style-name="T3">Example: CREATE TABLE employees (id INT, name VARCHAR(100));</text:span></text:p>
            <text:p/>
            <text:p><text:span text:style-name="T3">ALTER: Used to modify existing database objects, like adding a new column to a table.</text:span></text:p>
            <text:p><text:span text:style-name="T3">Example: ALTER TABLE employees ADD COLUMN age INT;</text:span></text:p>
            <text:p/>
            <text:p><text:span text:style-name="T3">DROP: Used to delete a database object, like a table or index.</text:span></text:p>
            <text:p><text:span text:style-name="T3">Example: DROP TABLE employees;</text:span></text:p>
            <text:p/>
            <text:p><text:span text:style-name="T3">TRUNCATE: Used to remove all rows from a table, but keep the table structure.Example: </text:span></text:p>
            <text:p><text:span text:style-name="T3">TRUNCATE TABLE employees;</text:span></text:p>
          </table:table-cell>
          <table:table-cell table:number-columns-repeated="16380"/>
        </table:table-row>
        <table:table-row table:style-name="ro6">
          <table:table-cell table:style-name="ce5" office:value-type="string" calcext:value-type="string">
            <text:p>Exercise_0</text:p>
          </table:table-cell>
          <table:table-cell table:style-name="ce10" office:value-type="string" calcext:value-type="string">
            <text:p>DML</text:p>
          </table:table-cell>
          <table:table-cell table:style-name="ce18" office:value-type="string" calcext:value-type="string">
            <text:p>DML stands for Data Manipulation Language. It is a subset of SQL (Structured Query Language) used for manipulating the data within database tables. In simple terms, DML is used to insert, update, delete, and retrieve data from the database.</text:p>
            <text:p><text:span text:style-name="T1">Key Points about DML:</text:span></text:p>
            <text:p>Definition: DML is responsible for working with the actual data in the database (as opposed to defining the structure of the database, which is done by DDL).</text:p>
            <text:p/>
            <text:p>Actions: Common DML actions include:</text:p>
            <text:p>INSERT: Adds new data (rows) to a table.</text:p>
            <text:p>UPDATE: Modifies existing data in a table.</text:p>
            <text:p>DELETE: Removes data from a table.</text:p>
            <text:p>SELECT: Retrieves (queries) data from a table.</text:p>
            <text:p/>
          </table:table-cell>
          <table:table-cell table:style-name="ce20" office:value-type="string" calcext:value-type="string">
            <text:p><text:span text:style-name="T1">Common DML Commands:</text:span></text:p>
            <text:p>INSERT: Adds new rows of data into a table.</text:p>
            <text:p><text:span text:style-name="T4">Example:sqlCopy codeINSERT INTO employees (id, name, age) </text:span></text:p>
            <text:p><text:span text:style-name="T4">VALUES (1, 'John Doe', 30);</text:span></text:p>
            <text:p/>
            <text:p><text:span text:style-name="T4">UPDATE: Modifies existing rows in a table.</text:span></text:p>
            <text:p><text:span text:style-name="T4">Example:sqlCopy codeUPDATE employees </text:span></text:p>
            <text:p><text:span text:style-name="T4">SET age = 31 </text:span></text:p>
            <text:p><text:span text:style-name="T4">WHERE id = 1;</text:span></text:p>
            <text:p/>
            <text:p><text:span text:style-name="T4">DELETE: Removes rows from a table.</text:span></text:p>
            <text:p><text:span text:style-name="T4">Example:sqlCopy codeDELETE FROM employees </text:span></text:p>
            <text:p><text:span text:style-name="T4">WHERE id = 1;</text:span></text:p>
            <text:p/>
            <text:p><text:span text:style-name="T4">SELECT: Retrieves data from one or more tables.</text:span></text:p>
            <text:p><text:span text:style-name="T4">Example:sqlCopy codeSELECT * FROM employees;</text:span></text:p>
            <text:p/>
          </table:table-cell>
          <table:table-cell table:number-columns-repeated="16380"/>
        </table:table-row>
        <table:table-row table:style-name="ro7">
          <table:table-cell table:style-name="ce5" office:value-type="string" calcext:value-type="string">
            <text:p>Exercise_0</text:p>
          </table:table-cell>
          <table:table-cell table:style-name="ce10" office:value-type="string" calcext:value-type="string">
            <text:p>idempotent</text:p>
          </table:table-cell>
          <table:table-cell table:style-name="ce18" office:value-type="string" calcext:value-type="string">
            <text:p>In the context of SQL, idempotent refers to a property of a SQL operation where executing the same operation multiple times produces the same result as if it were executed once. In other words, no matter how many times you run the operation, the outcome will not change after the first execution.</text:p>
            <text:p/>
            <text:p><text:span text:style-name="T1">Key Points:</text:span></text:p>
            <text:p>Idempotent operation: The operation can be repeated without changing the result beyond the initial application.</text:p>
            <text:p/>
            <text:p>No unintended side effects: Running the same SQL query multiple times will not cause errors or unexpected results.</text:p>
            <text:p/>
          </table:table-cell>
          <table:table-cell table:style-name="ce20" office:value-type="string" calcext:value-type="string">
            <text:p><text:span text:style-name="T8">Example in SQL:</text:span></text:p>
            <text:p><text:span text:style-name="T3">INSERT INTO (with unique constraint):</text:span></text:p>
            <text:p><text:span text:style-name="T3">If you insert a row into a table with a unique constraint on a column (like an ID), running the same INSERT statement multiple times will only insert the row once. If you try to insert the same row again, the database will ignore it (or throw a constraint violation error, depending on the database settings).</text:span></text:p>
            <text:p/>
            <text:p><text:span text:style-name="T7">Example:</text:span></text:p>
            <text:p><text:span text:style-name="T7">INSERT INTO employees (id, name) VALUES (1, 'John Doe');</text:span></text:p>
            <text:p/>
            <text:p/>
            <text:p><text:span text:style-name="T7">UPDATE:</text:span></text:p>
            <text:p><text:span text:style-name="T7">An UPDATE query that sets a value to a specific constant is also idempotent. For example, if you update a column to a fixed value, running the UPDATE query several times will not change the result after the first update.</text:span></text:p>
            <text:p/>
            <text:p><text:span text:style-name="T7">Example:</text:span></text:p>
            <text:p><text:span text:style-name="T7">UPDATE employees SET status = 'active' WHERE id = 1;</text:span></text:p>
            <text:p/>
            <text:p><text:span text:style-name="T7">DELETE:</text:span></text:p>
            <text:p><text:span text:style-name="T7">A DELETE operation can be idempotent if you delete data based on a specific condition. If the condition is already met (e.g., the row is already deleted), running the DELETE command again will have no additional effect.</text:span></text:p>
            <text:p/>
            <text:p><text:span text:style-name="T7">Example:</text:span></text:p>
            <text:p><text:span text:style-name="T7">DELETE FROM employees WHERE id = 1;</text:span></text:p>
            <text:p/>
          </table:table-cell>
          <table:table-cell table:style-name="ce40"/>
          <table:table-cell table:number-columns-repeated="16379"/>
        </table:table-row>
        <table:table-row table:style-name="ro8">
          <table:table-cell table:style-name="ce5" office:value-type="string" calcext:value-type="string">
            <text:p>Exercise_0</text:p>
          </table:table-cell>
          <table:table-cell table:style-name="ce10" office:value-type="string" calcext:value-type="string">
            <text:p>table</text:p>
          </table:table-cell>
          <table:table-cell table:style-name="ce18" office:value-type="string" calcext:value-type="string">
            <text:p>A collection of data organized in rows and columns. </text:p>
          </table:table-cell>
          <table:table-cell table:style-name="ce20" office:value-type="string" calcext:value-type="string">
            <text:p><text:span text:style-name="T1">Example of a Table (in a Relational Database):</text:span></text:p>
            <text:p>Imagine you have a table called Employees with the following columns:</text:p>
            <text:p>Each row represents an individual employee, and each column represents a piece of information about that employee (e.g., their ID, name, age, and department). </text:p>
            <text:p/>
          </table:table-cell>
          <table:table-cell table:number-columns-repeated="16380"/>
        </table:table-row>
        <table:table-row table:style-name="ro3">
          <table:table-cell table:style-name="ce5" office:value-type="string" calcext:value-type="string">
            <text:p>Exercise_0</text:p>
          </table:table-cell>
          <table:table-cell table:style-name="ce10" office:value-type="string" calcext:value-type="string">
            <text:p>schema</text:p>
          </table:table-cell>
          <table:table-cell table:style-name="ce18" office:value-type="string" calcext:value-type="string">
            <text:p><text:a xlink:href="https://docs.estuary.dev/concepts/schemas/" xlink:type="simple">Schemas</text:a> are collections of database objects that are logically grouped. </text:p>
            <text:p>These objects include: </text:p>
            <text:p>tables, views, indexes, data types, functions, operators, and more. </text:p>
            <text:p>Schemas help segment objects in a database into separate namespaces which means objects with the same name can exist in different schemas without conflict. </text:p>
          </table:table-cell>
          <table:table-cell table:style-name="ce24"/>
          <table:table-cell table:number-columns-repeated="16380"/>
        </table:table-row>
        <table:table-row table:style-name="ro9">
          <table:table-cell table:style-name="ce5" office:value-type="string" calcext:value-type="string">
            <text:p>Exercise_0</text:p>
          </table:table-cell>
          <table:table-cell table:style-name="ce10" office:value-type="string" calcext:value-type="string">
            <text:p>row</text:p>
          </table:table-cell>
          <table:table-cell table:style-name="ce18" office:value-type="string" calcext:value-type="string">
            <text:p>A single record or entry, which contains related information. </text:p>
          </table:table-cell>
          <table:table-cell table:style-name="ce24"/>
          <table:table-cell table:number-columns-repeated="16380"/>
        </table:table-row>
        <table:table-row table:style-name="ro10">
          <table:table-cell table:style-name="ce5" office:value-type="string" calcext:value-type="string">
            <text:p>Exercise_0</text:p>
          </table:table-cell>
          <table:table-cell table:style-name="ce10" office:value-type="string" calcext:value-type="string">
            <text:p>record</text:p>
          </table:table-cell>
          <table:table-cell table:style-name="ce18" office:value-type="string" calcext:value-type="string">
            <text:p>A record is also called a row in SQL.</text:p>
            <text:p>Each record in a table contains data for all the columns defined in that table.</text:p>
            <text:p>A record represents one unique entity (like one customer, one product, etc.).</text:p>
            <text:p/>
          </table:table-cell>
          <table:table-cell table:style-name="ce24"/>
          <table:table-cell table:number-columns-repeated="16380"/>
        </table:table-row>
        <table:table-row table:style-name="ro11">
          <table:table-cell table:style-name="ce5" office:value-type="string" calcext:value-type="string">
            <text:p>Exercise_0</text:p>
          </table:table-cell>
          <table:table-cell table:style-name="ce10" office:value-type="string" calcext:value-type="string">
            <text:p>column</text:p>
          </table:table-cell>
          <table:table-cell table:style-name="ce18" office:value-type="string" calcext:value-type="string">
            <text:p>A specific attribute or characteristic that defines a piece of information in each record (e.g., "Name", "Age", "Salary"). </text:p>
          </table:table-cell>
          <table:table-cell table:style-name="ce24"/>
          <table:table-cell table:number-columns-repeated="16380"/>
        </table:table-row>
        <table:table-row table:style-name="ro12">
          <table:table-cell table:style-name="ce5" office:value-type="string" calcext:value-type="string">
            <text:p>Exercise_0</text:p>
          </table:table-cell>
          <table:table-cell table:style-name="ce10" office:value-type="string" calcext:value-type="string">
            <text:p>database</text:p>
          </table:table-cell>
          <table:table-cell table:style-name="ce18" office:value-type="string" calcext:value-type="string">
            <text:p><text:span text:style-name="T3">Database is a tool that helps you store and manage lots of data in a way that's easy to work with and access when you need it.</text:span></text:p>
            <text:p><text:span text:style-name="T1">Key Points:</text:span></text:p>
            <text:p>Organized storage: Information is stored in tables (like rows and columns in a spreadsheet) or other structures.</text:p>
            <text:p>Easy access: You can search for and retrieve specific data quickly.</text:p>
            <text:p>Updates and management: You can add, change, or remove data easily.</text:p>
            <text:p>Security: Databases help ensure only authorized users can access or modify the data.</text:p>
            <text:p/>
            <text:p/>
          </table:table-cell>
          <table:table-cell table:style-name="ce24"/>
          <table:table-cell table:number-columns-repeated="16380"/>
        </table:table-row>
        <table:table-row table:style-name="ro13">
          <table:table-cell table:style-name="ce5" office:value-type="string" calcext:value-type="string">
            <text:p>Exercise_0</text:p>
          </table:table-cell>
          <table:table-cell table:style-name="ce10" office:value-type="string" calcext:value-type="string">
            <text:p>persistence</text:p>
          </table:table-cell>
          <table:table-cell table:style-name="ce18" office:value-type="string" calcext:value-type="string">
            <text:p>In the context of SQL and databases, persistence refers to the characteristic of data that allows it to remain stored and available even after the application or system that created or used it is shut down or restarted.</text:p>
            <text:p>In simpler terms, persistence ensures that data is not lost when a program ends, and it continues to exist in the database until you explicitly modify or delete it.</text:p>
            <text:p/>
          </table:table-cell>
          <table:table-cell table:style-name="ce24"/>
          <table:table-cell table:number-columns-repeated="16380"/>
        </table:table-row>
        <table:table-row table:style-name="ro14">
          <table:table-cell table:style-name="ce5" office:value-type="string" calcext:value-type="string">
            <text:p>Exercise_0</text:p>
          </table:table-cell>
          <table:table-cell table:style-name="ce10" office:value-type="string" calcext:value-type="string">
            <text:p>DQL</text:p>
          </table:table-cell>
          <table:table-cell table:style-name="ce18" office:value-type="string" calcext:value-type="string">
            <text:p>DQL stands for Data Query Language. It is a subset of SQL (Structured Query Language) used to retrieve or query data from a database. In simple terms, DQL is used to ask questions or retrieve information from the database without making any changes to the data.</text:p>
            <text:p/>
            <text:p><text:span text:style-name="T1">Key Points:</text:span></text:p>
            <text:p>DQL is about querying data: It allows you to get data from the database but does not modify it.</text:p>
            <text:p>The primary DQL command is SELECT.</text:p>
            <text:p/>
            <text:p><text:span text:style-name="T1">Key Characteristics of DQL:</text:span></text:p>
            <text:p>Retrieves data: </text:p>
            <text:p>The purpose of DQL is to query and retrieve data from a database, based on specified criteria.</text:p>
            <text:p/>
            <text:p>No changes to data: </text:p>
            <text:p>Unlike DML (Data Manipulation Language), DQL does not modify, delete, or insert data—it only retrieves it.</text:p>
            <text:p/>
            <text:p>Filters and Sorting: </text:p>
            <text:p>You can filter, sort, and organize the data that is retrieved using conditions (WHERE), sorting (ORDER BY), and grouping (GROUP BY).</text:p>
            <text:p/>
            <text:p><text:span text:style-name="T4">Example:</text:span></text:p>
            <text:p><text:span text:style-name="T4">SELECT name, age FROM employees WHERE age &gt; 30 ORDER BY name;</text:span></text:p>
            <text:p><text:span text:style-name="T4">This query retrieves the name and age of employees older than 30, and sorts the results by name.</text:span></text:p>
            <text:p/>
          </table:table-cell>
          <table:table-cell table:style-name="ce20" office:value-type="string" calcext:value-type="string">
            <text:p><text:span text:style-name="T8">Common DQL Command:</text:span></text:p>
            <text:p><text:span text:style-name="T3">SELECT: The most common DQL command used to fetch data from one or more tables in the database.</text:span></text:p>
            <text:p/>
            <text:p><text:span text:style-name="T7">Example:sqlCopy codeSELECT * FROM employees;</text:span></text:p>
            <text:p/>
            <text:p><text:span text:style-name="T7">This query retrieves all columns (*) from the employees table.</text:span></text:p>
          </table:table-cell>
          <table:table-cell table:number-columns-repeated="16380"/>
        </table:table-row>
        <table:table-row table:style-name="ro15">
          <table:table-cell table:style-name="ce5" office:value-type="string" calcext:value-type="string">
            <text:p>Exercise_0</text:p>
          </table:table-cell>
          <table:table-cell table:style-name="ce10" office:value-type="string" calcext:value-type="string">
            <text:p>relational database</text:p>
          </table:table-cell>
          <table:table-cell table:style-name="ce18" office:value-type="string" calcext:value-type="string">
            <text:p>A relational database is a type of database that stores data in tables (also called relations). </text:p>
            <text:p>Each table is made up of rows (also called records) and columns (also called fields). </text:p>
            <text:p>He key idea behind a relational database is that the data in these tables is related to each other in some way, and we can link or "join" these tables based on common data. </text:p>
            <text:p/>
            <text:p><text:span text:style-name="T1">How Relational Databases Work:</text:span></text:p>
            <text:p>Related Data: Data in different tables can be related to each other through common columns. For example, if you have another table called Departments that lists department details, you can link it to the Employees table using the Department column.</text:p>
            <text:p/>
            <text:p>Primary Key: Each table has a column (or combination of columns) that uniquely identifies each row, called a primary key. In the example above, Employee_ID could be the primary key because each employee has a unique ID.</text:p>
            <text:p/>
            <text:p>Foreign Key: Sometimes, a column in one table refers to the primary key of another table. This is called a foreign key and is used to link the data between the tables. For example, the Employees table might have a Department_ID column, which refers to a department listed in the Departments table.</text:p>
            <text:p/>
          </table:table-cell>
          <table:table-cell table:style-name="ce20"/>
          <table:table-cell table:number-columns-repeated="16380"/>
        </table:table-row>
        <table:table-row table:style-name="ro16">
          <table:table-cell table:style-name="ce5" office:value-type="string" calcext:value-type="string">
            <text:p>Exercise_0</text:p>
          </table:table-cell>
          <table:table-cell table:style-name="ce10" office:value-type="string" calcext:value-type="string">
            <text:p>dot commands</text:p>
          </table:table-cell>
          <table:table-cell table:style-name="ce18" office:value-type="string" calcext:value-type="string">
            <text:p>Dot commands are special commands used in database management systems (DBMS) or command-line interfaces (CLI) to perform administrative or system-level tasks. They usually start with a dot (.) and are not part of SQL, but are recognized by the CLI to perform actions like displaying metadata, configuring settings, or managing the environment.</text:p>
            <text:p>Dot commands are typically used in interactive command-line interfaces (CLI) and often provide quick ways to interact with the database without writing SQL queries.</text:p>
            <text:p/>
            <text:p><text:span text:style-name="T1">Common Uses of Dot Commands:</text:span></text:p>
            <text:p>Displaying metadata: Get information about the database schema, tables, columns, etc.</text:p>
            <text:p/>
            <text:p>Managing the session: Change settings, exit the CLI, or display the current session status.</text:p>
            <text:p/>
            <text:p>Redirecting output: Control how query results are displayed or saved.</text:p>
            <text:p/>
            <text:p>Running external files: Load and execute SQL scripts from external files.</text:p>
            <text:p/>
          </table:table-cell>
          <table:table-cell table:style-name="ce20" office:value-type="string" calcext:value-type="string">
            <text:p><text:span text:style-name="T5">DuckDB (DuckDB CLI):</text:span></text:p>
            <text:p>In DuckDB, dot commands are used to manage the environment and interact with the database from the CLI.</text:p>
            <text:p/>
            <text:p><text:span text:style-name="T2">.help</text:span>: Shows a list of all available dot commands.</text:p>
            <text:p/>
            <text:p><text:span text:style-name="T2">.tables</text:span>: Lists all tables in the current database.</text:p>
            <text:p/>
            <text:p><text:span text:style-name="T2">.columns &lt;table_name&gt;</text:span>: Shows the columns of a specific table.</text:p>
            <text:p/>
            <text:p><text:span text:style-name="T2">.output</text:span>: Redirects query results to a file.</text:p>
            <text:p/>
            <text:p><text:span text:style-name="T2">.read</text:span>: Executes SQL statements from an external file.</text:p>
            <text:p/>
            <text:p>Example:</text:p>
            <text:p><text:span text:style-name="T4">.tables</text:span></text:p>
            <text:p><text:span text:style-name="T4">.read my_script.sql </text:span></text:p>
          </table:table-cell>
          <table:table-cell table:number-columns-repeated="16380"/>
        </table:table-row>
        <table:table-row table:style-name="ro17">
          <table:table-cell table:style-name="ce5" office:value-type="string" calcext:value-type="string">
            <text:p>Exercise_0</text:p>
          </table:table-cell>
          <table:table-cell table:style-name="ce10" office:value-type="string" calcext:value-type="string">
            <text:p>CLI</text:p>
          </table:table-cell>
          <table:table-cell table:style-name="ce19" office:value-type="string" calcext:value-type="string">
            <text:p>A CLI (Command Line Interface) is a way to interact with your computer by typing text-based commands. It’s more efficient and powerful for advanced users but requires learning the commands. </text:p>
          </table:table-cell>
          <table:table-cell table:style-name="ce20" office:value-type="string" calcext:value-type="string">
            <text:p><text:span text:style-name="T1">Common CLI Programs:</text:span></text:p>
            <text:p>Command Prompt (Windows)</text:p>
            <text:p>Terminal (macOS/Linux)</text:p>
            <text:p>PowerShell (Windows)</text:p>
            <text:p>Bash (Linux/macOS)</text:p>
            <text:p/>
          </table:table-cell>
          <table:table-cell table:number-columns-repeated="16380"/>
        </table:table-row>
        <table:table-row table:style-name="ro18">
          <table:table-cell table:style-name="ce5" office:value-type="string" calcext:value-type="string">
            <text:p>Exercise_0</text:p>
          </table:table-cell>
          <table:table-cell table:style-name="ce10" office:value-type="string" calcext:value-type="string">
            <text:p>bash</text:p>
          </table:table-cell>
          <table:table-cell table:style-name="ce19" office:value-type="string" calcext:value-type="string">
            <text:p>Bash is a powerful tool for interacting with your computer's operating system via text commands and scripts. It allows for manual operation through commands as well as automation through scripting, making it a critical tool for system administration, development, and general-purpose computing. </text:p>
          </table:table-cell>
          <table:table-cell table:style-name="ce24"/>
          <table:table-cell table:number-columns-repeated="16380"/>
        </table:table-row>
        <table:table-row table:style-name="ro19">
          <table:table-cell table:style-name="ce5" office:value-type="string" calcext:value-type="string">
            <text:p>Exercise_0</text:p>
          </table:table-cell>
          <table:table-cell table:style-name="ce10" office:value-type="string" calcext:value-type="string">
            <text:p>type inference</text:p>
          </table:table-cell>
          <table:table-cell table:style-name="ce18" office:value-type="string" calcext:value-type="string">
            <text:p>Type inference is a feature in programming languages where the computer automatically figures out the type of a variable or value (like whether it's a number, text, or something else) based on the context, without the programmer having to explicitly specify the type.</text:p>
            <text:p/>
            <text:p><text:span text:style-name="T1">Simple Explanation:</text:span></text:p>
            <text:p>When you write code, you often create variables that hold values. Each value has a type, such as:</text:p>
            <text:p>Integer (whole numbers like 1, 2, 100)</text:p>
            <text:p>String (text, like "Hello", "123")</text:p>
            <text:p>Boolean (true or false)</text:p>
            <text:p>Float (decimal numbers like 3.14, 9.99)</text:p>
            <text:p>Normally, in some programming languages, you have to tell the program what type of value a variable should hold. </text:p>
            <text:p>But in type inference, the program can automatically guess the type of the variable based on the value you assign to it. You don't have to tell the program the type explicitly. </text:p>
            <text:p/>
          </table:table-cell>
          <table:table-cell table:style-name="ce20" office:value-type="string" calcext:value-type="string">
            <text:p><text:span text:style-name="T1">Example in SQL (type inference in some databases):</text:span></text:p>
            <text:p>In some SQL databases, when you create a table and insert values, the system might automatically infer the type of the column based on the values you insert:</text:p>
            <text:p><text:span text:style-name="T4">codeCREATE TABLE employees (</text:span></text:p>
            <text:p><text:span text:style-name="T4">    name VARCHAR(100),</text:span></text:p>
            <text:p><text:span text:style-name="T4">    age INT</text:span></text:p>
            <text:p><text:span text:style-name="T4">);</text:span></text:p>
            <text:p><text:span text:style-name="T4">INSERT INTO employees (name, age)</text:span></text:p>
            <text:p><text:span text:style-name="T4">VALUES ('Alice', 30);</text:span></text:p>
            <text:p/>
            <text:p><text:span text:style-name="T4">If the database is smart, it can automatically infer that "Alice" is a VARCHAR (a string type) and 30 is an INT (an integer type), without needing to explicitly specify types every time.</text:span></text:p>
            <text:p/>
          </table:table-cell>
          <table:table-cell table:number-columns-repeated="16380"/>
        </table:table-row>
        <table:table-row table:style-name="ro20">
          <table:table-cell table:style-name="ce5" office:value-type="string" calcext:value-type="string">
            <text:p>Exercise_0</text:p>
          </table:table-cell>
          <table:table-cell table:style-name="ce10" office:value-type="string" calcext:value-type="string">
            <text:p>clause</text:p>
          </table:table-cell>
          <table:table-cell table:style-name="ce18" office:value-type="string" calcext:value-type="string">
            <text:p>A clause in SQL is a part of a query that performs a specific function, like selecting columns, filtering rows, or sorting data. </text:p>
            <text:p>Each clause helps define how you want the data to be returned from the database. </text:p>
            <text:p>Common SQL clauses include SELECT, FROM, WHERE, ORDER BY, GROUP BY, and JOIN.</text:p>
            <text:p/>
          </table:table-cell>
          <table:table-cell table:style-name="ce25" office:value-type="string" calcext:value-type="string">
            <text:p><text:span text:style-name="T1">Key Clauses in SQL:</text:span></text:p>
            <text:p><text:span text:style-name="T2">SELECT</text:span>: This clause is used to specify the columns you want to retrieve from the database. It tells the database what data you’re asking for.</text:p>
            <text:p><text:span text:style-name="T4">Example:</text:span></text:p>
            <text:p><text:span text:style-name="T4">SELECT name, age FROM employees;</text:span></text:p>
            <text:p/>
            <text:p><text:span text:style-name="T9">FROM</text:span><text:span text:style-name="T4">: This clause tells SQL where to get the data from, which table or tables you’re working with.</text:span></text:p>
            <text:p><text:span text:style-name="T4">Example:</text:span></text:p>
            <text:p><text:span text:style-name="T4">SELECT name, age FROM employees;</text:span></text:p>
            <text:p/>
            <text:p><text:span text:style-name="T9">WHERE</text:span><text:span text:style-name="T4">: This clause is used to filter data based on certain conditions. It limits the rows returned based on a condition you provide.</text:span></text:p>
            <text:p><text:span text:style-name="T4">Example:</text:span></text:p>
            <text:p><text:span text:style-name="T4">SELECT name, age FROM employees WHERE age &gt; 30;</text:span></text:p>
            <text:p/>
            <text:p><text:span text:style-name="T9">ORDER BY</text:span><text:span text:style-name="T4">: This clause is used to sort the data in ascending or descending order. It specifies how the rows should be ordered.</text:span></text:p>
            <text:p><text:span text:style-name="T4">Example:</text:span></text:p>
            <text:p><text:span text:style-name="T4">SELECT name, age FROM employees ORDER BY age DESC;</text:span></text:p>
            <text:p/>
            <text:p><text:span text:style-name="T9">GROUP B</text:span><text:span text:style-name="T4">Y: This clause is used to group rows that have the same values into summary rows, like finding the average, count, or sum of a column.</text:span></text:p>
            <text:p><text:span text:style-name="T4">Example:</text:span></text:p>
            <text:p><text:span text:style-name="T4">codeSELECT department, COUNT(*) FROM employees GROUP BY department;</text:span></text:p>
            <text:p/>
            <text:p><text:span text:style-name="T9">HAVING</text:span><text:span text:style-name="T4">: This clause works with GROUP BY and is used to filter groups based on a condition (similar to WHERE, but for grouped data).</text:span></text:p>
            <text:p><text:span text:style-name="T4">Example:</text:span></text:p>
            <text:p><text:span text:style-name="T4">codeSELECT department, COUNT(*) FROM employees GROUP BY department HAVING COUNT(*) &gt; 5;</text:span></text:p>
            <text:p/>
            <text:p><text:span text:style-name="T9">JOIN</text:span><text:span text:style-name="T4">: This clause is used to combine data from two or more tables based on a related column between them.</text:span></text:p>
            <text:p><text:span text:style-name="T4">Example:</text:span></text:p>
            <text:p><text:span text:style-name="T4">SELECT employees.name, departments.name </text:span></text:p>
            <text:p><text:span text:style-name="T4">FROM employees </text:span></text:p>
            <text:p><text:span text:style-name="T4">JOIN departments ON employees.department_id = departments.id;</text:span></text:p>
            <text:p/>
          </table:table-cell>
          <table:table-cell table:number-columns-repeated="16380"/>
        </table:table-row>
        <table:table-row table:style-name="ro21">
          <table:table-cell table:style-name="ce5" office:value-type="string" calcext:value-type="string">
            <text:p>Exercise_0</text:p>
          </table:table-cell>
          <table:table-cell table:style-name="ce10" office:value-type="string" calcext:value-type="string">
            <text:p>aliasing</text:p>
          </table:table-cell>
          <table:table-cell table:style-name="ce18" office:value-type="string" calcext:value-type="string">
            <text:p>An alias in databases is a temporary name given to a table, column, or other database object to make it easier to refer to, especially when writing queries. It's like a nickname for something, used to simplify and make SQL queries shorter and more readable.</text:p>
            <text:p/>
            <text:p><text:span text:style-name="T1">Why Use Aliases?</text:span></text:p>
            <text:p>Simplify Queries: If you have long or complicated table or column names, using an alias makes your SQL queries shorter and easier to read.</text:p>
            <text:p/>
            <text:p>Improve Readability: Aliases help make your SQL statements clearer, especially when dealing with multiple tables or when using complex joins.</text:p>
            <text:p/>
            <text:p>Avoid Repetition: If you need to refer to the same table or column many times, an alias allows you to avoid repeating the full name each time.</text:p>
            <text:p/>
            <text:p><text:span text:style-name="T1">Types of Aliases:</text:span></text:p>
            <text:p>Table Alias: A temporary name for a table.</text:p>
            <text:p>Column Alias: A temporary name for a column, often used for custom labels or formatting.</text:p>
            <text:p/>
          </table:table-cell>
          <table:table-cell table:style-name="ce20" office:value-type="string" calcext:value-type="string">
            <text:p><text:span text:style-name="T5">1. Table Alias:</text:span></text:p>
            <text:p>You can give a table an alias in a query, so you don't have to write its full name every time you refer to it.</text:p>
            <text:p/>
            <text:p>Without alias:</text:p>
            <text:p><text:span text:style-name="T4">codeSELECT employees.name, employees.department</text:span></text:p>
            <text:p><text:span text:style-name="T4">FROM employees</text:span></text:p>
            <text:p><text:span text:style-name="T4">WHERE employees.age &gt; 30;</text:span></text:p>
            <text:p/>
            <text:p><text:span text:style-name="T4">With alias:</text:span></text:p>
            <text:p><text:span text:style-name="T4">codeSELECT e.name, e.department</text:span></text:p>
            <text:p><text:span text:style-name="T4">FROM employees e</text:span></text:p>
            <text:p><text:span text:style-name="T4">WHERE e.age &gt; 30;</text:span></text:p>
            <text:p/>
            <text:p><text:span text:style-name="T4">Here, employees is given the alias e. Now, instead of typing employees every time, you can just use e.</text:span></text:p>
            <text:p/>
            <text:p><text:span text:style-name="T5">2. Column Alias:</text:span></text:p>
            <text:p>You can use an alias for a column to give it a more readable or meaningful name in the query result.</text:p>
            <text:p/>
            <text:p>Without alias:</text:p>
            <text:p><text:span text:style-name="T4">codeSELECT first_name, last_name</text:span></text:p>
            <text:p><text:span text:style-name="T4">FROM employees;</text:span></text:p>
            <text:p/>
            <text:p><text:span text:style-name="T4">With alias:</text:span></text:p>
            <text:p><text:span text:style-name="T4">codeSELECT first_name AS "First Name", last_name AS "Last Name"</text:span></text:p>
            <text:p><text:span text:style-name="T4">FROM employees;</text:span></text:p>
            <text:p/>
            <text:p><text:span text:style-name="T4">In this example, first_name is renamed as "First Name" and last_name is renamed as "Last Name" in the query results. The AS keyword is used to define a column alias, although it’s optional.</text:span></text:p>
            <text:p/>
          </table:table-cell>
          <table:table-cell table:number-columns-repeated="16380"/>
        </table:table-row>
        <table:table-row table:style-name="ro10">
          <table:table-cell table:style-name="ce5" office:value-type="string" calcext:value-type="string">
            <text:p>Exercise_0</text:p>
          </table:table-cell>
          <table:table-cell table:style-name="ce10" office:value-type="string" calcext:value-type="string">
            <text:p>SQL statement</text:p>
          </table:table-cell>
          <table:table-cell table:style-name="ce19" office:value-type="string" calcext:value-type="string">
            <text:p>An SQL statement is a command used to interact with a database. It allows you to perform operations such as retrieving, inserting, updating, or deleting data, as well as defining and modifying the structure of the database itself. SQL (Structured Query Language) is the language used to manage and manipulate relational databases. </text:p>
          </table:table-cell>
          <table:table-cell table:style-name="ce24"/>
          <table:table-cell table:number-columns-repeated="16380"/>
        </table:table-row>
        <table:table-row table:style-name="ro22">
          <table:table-cell table:style-name="ce5" office:value-type="string" calcext:value-type="string">
            <text:p>Exercise_0</text:p>
          </table:table-cell>
          <table:table-cell table:style-name="ce10" office:value-type="string" calcext:value-type="string">
            <text:p>persistent database</text:p>
          </table:table-cell>
          <table:table-cell table:style-name="ce18" office:value-type="string" calcext:value-type="string">
            <text:p>A persistent database refers to a database that stores data permanently so that the data persists even after the application or system that uses it shuts down, restarts, or crashes. In other words, the data remains intact and accessible over time, regardless of system restarts or application stops.</text:p>
            <text:p/>
            <text:p><text:span text:style-name="T1">Key Points:</text:span></text:p>
            <text:p>Data Persistence: The primary characteristic of a persistent database is that it saves data to non-volatile storage (like a hard drive or solid-state drive). This means the data isn't lost when the system loses power or is turned off.</text:p>
            <text:p/>
            <text:p>Long-Term Storage: Persistent databases are designed for storing data over long periods. This is important for applications that need to maintain records over time, like customer information, transactions, or logs.</text:p>
            <text:p/>
            <text:p>Examples of Persistent Databases:</text:p>
            <text:p>Relational databases (e.g., MySQL, PostgreSQL, SQLite)</text:p>
            <text:p>NoSQL databases (e.g., MongoDB, Cassandra, Redis)</text:p>
            <text:p>These databases store data on disk, making it persistent.</text:p>
            <text:p/>
            <text:p><text:span text:style-name="T1">Comparison with Temporary Data:</text:span></text:p>
            <text:p>Temporary Data: Some systems or applications may store data temporarily in memory (RAM). This data is volatile, meaning it is lost when the system is restarted or turned off. An example is session data in a web application or a cache in memory.</text:p>
            <text:p/>
          </table:table-cell>
          <table:table-cell table:style-name="ce20" office:value-type="string" calcext:value-type="string">
            <text:p><text:span text:style-name="T1">Example:</text:span></text:p>
            <text:p>Imagine an e-commerce website:</text:p>
            <text:p>The product catalog, customer orders, and payment details are stored in a persistent database like MySQL or PostgreSQL.</text:p>
            <text:p/>
            <text:p>These records are important, so they need to be saved in a way that they are available even after the system is restarted.</text:p>
            <text:p/>
          </table:table-cell>
          <table:table-cell table:number-columns-repeated="16380"/>
        </table:table-row>
        <table:table-row table:style-name="ro23">
          <table:table-cell table:style-name="ce5" office:value-type="string" calcext:value-type="string">
            <text:p>Exercise_0</text:p>
          </table:table-cell>
          <table:table-cell table:style-name="ce10" office:value-type="string" calcext:value-type="string">
            <text:p>.wal</text:p>
          </table:table-cell>
          <table:table-cell table:style-name="ce18" office:value-type="string" calcext:value-type="string">
            <text:p>A .wal file is a Write-Ahead Log file, typically associated with SQLite databases, but the concept of a write-ahead log (WAL) is also used in other database management systems (DBMS) to improve data reliability and performance.</text:p>
            <text:p><text:span text:style-name="T1">What is a .wal file?</text:span></text:p>
            <text:p>In the context of SQLite, a .wal file is a special file used for transaction logging. It is part of the WAL mode in SQLite, which is a more modern method for handling database transactions compared to the older rollback journal mechanism.</text:p>
            <text:p><text:span text:style-name="T5">Key Points about .wal Files:</text:span></text:p>
            <text:p/>
            <text:p>Purpose: The .wal file records changes to the database before they are written to the actual database file (often named .db or .sqlite). This allows for more efficient handling of transactions and improves performance by reducing locking conflicts.</text:p>
            <text:p>Transaction Logging: When you make changes (like INSERT, UPDATE, DELETE) to an SQLite database, the changes are first written to the .wal file instead of directly to the main database file. This ensures that the database remains consistent and can recover to a consistent state in case of a crash.</text:p>
            <text:p/>
            <text:p>Efficiency:</text:p>
            <text:p>The WAL mode helps in concurrent writes by allowing multiple readers and writers to access the database at the same time, unlike the traditional rollback journal method that requires a more strict locking mechanism.</text:p>
            <text:p>It also allows for faster commit times because the changes are written to the .wal file first, and only later merged into the main database file during a checkpoint process.</text:p>
            <text:p/>
            <text:p>Checkpointing:</text:p>
            <text:p>In SQLite, a checkpoint is the process that moves the data from the .wal file back into the main database file. This is done periodically to ensure that the changes in the .wal file are properly saved to the main database file.</text:p>
            <text:p>If you're using SQLite, you can manually trigger a checkpoint, or it may occur automatically under certain conditions (e.g., when the .wal file grows too large).</text:p>
            <text:p/>
            <text:p>Crash Recovery: The .wal file helps ensure that database transactions are not lost if the database crashes unexpectedly. Since changes are first written to the .wal file, even if the database crashes before a checkpoint is completed, SQLite can use the WAL file to recover the uncommitted transactions when the database is restarted.</text:p>
            <text:p/>
          </table:table-cell>
          <table:table-cell table:style-name="ce24"/>
          <table:table-cell table:number-columns-repeated="16380"/>
        </table:table-row>
        <table:table-row table:style-name="ro11">
          <table:table-cell table:style-name="ce5" office:value-type="string" calcext:value-type="string">
            <text:p>Exercise_0</text:p>
          </table:table-cell>
          <table:table-cell table:style-name="ce10" office:value-type="string" calcext:value-type="string">
            <text:p>IDE</text:p>
          </table:table-cell>
          <table:table-cell table:style-name="ce18" office:value-type="string" calcext:value-type="string">
            <text:p>The term IDE stands for Integrated Development Environment. It's a software application that provides comprehensive tools to help developers write, test, and debug code more efficiently. </text:p>
          </table:table-cell>
          <table:table-cell table:style-name="ce24"/>
          <table:table-cell table:number-columns-repeated="16380"/>
        </table:table-row>
        <table:table-row table:style-name="ro24">
          <table:table-cell table:style-name="ce5" office:value-type="string" calcext:value-type="string">
            <text:p>Exercise_0</text:p>
          </table:table-cell>
          <table:table-cell table:style-name="ce10" office:value-type="string" calcext:value-type="string">
            <text:p>csv</text:p>
          </table:table-cell>
          <table:table-cell table:style-name="ce18" office:value-type="string" calcext:value-type="string">
            <text:p>.csv stands for<text:span text:style-name="T2"> Comma-Separated Values</text:span>, and it's a simple file format used to store tabular data.</text:p>
            <text:p>Data in a .csv file is stored as plain text with values separated by commas.</text:p>
            <text:p/>
            <text:p>.csv files are compatible with many programs, including text editors, spreadsheet applications, and databases.</text:p>
            <text:p/>
            <text:p>It's a lightweight, portable format that's commonly used for importing, exporting, and sharing data.</text:p>
            <text:p/>
          </table:table-cell>
          <table:table-cell table:style-name="ce24"/>
          <table:table-cell table:number-columns-repeated="16380"/>
        </table:table-row>
        <table:table-row table:style-name="ro25">
          <table:table-cell table:style-name="ce5" office:value-type="string" calcext:value-type="string">
            <text:p>Exercise_0</text:p>
          </table:table-cell>
          <table:table-cell table:style-name="ce10" office:value-type="string" calcext:value-type="string">
            <text:p>namespace</text:p>
          </table:table-cell>
          <table:table-cell table:style-name="ce20" office:value-type="string" calcext:value-type="string">
            <text:p>In SQL, the term namespace refers to a way of organizing and managing the names of database objects such as tables, views, columns, indexes, and schemas. It helps avoid naming conflicts and keeps things organized, especially in large databases.</text:p>
            <text:p><text:span text:style-name="T1">What is a Namespace in SQL?</text:span></text:p>
            <text:p>Think of a namespace as a container or context for names within a database. It's a way to group related database objects (like tables or views) so that the same name can exist in different contexts without causing confusion or conflict.</text:p>
            <text:p><text:span text:style-name="T5">Analogy:</text:span></text:p>
            <text:p>Imagine you have two different companies, both of which have an employee named "John Doe." To avoid confusion, you can give each employee a unique identifier that includes the company name, like "CompanyA.JohnDoe" and "CompanyB.JohnDoe." In this analogy:</text:p>
            <text:p>CompanyA and CompanyB act like namespaces.</text:p>
            <text:p>JohnDoe is the name of the employee, but the namespace (the company name) gives it context.</text:p>
            <text:p>In SQL, schemas are often used as namespaces to group database objects, allowing you to have the same object name in different schemas without any conflict.</text:p>
            <text:p><text:span text:style-name="T1">Key Concepts Related to Namespaces in SQL</text:span></text:p>
            <text:p>Schema:</text:p>
            <text:p>1. A schema in SQL is the most common type of namespace.</text:p>
            <text:p>It acts as a container for database objects such as tables, views, functions, and procedures.</text:p>
            <text:p>Each schema can have its own set of tables or other objects, and you can have multiple schemas within the same database.</text:p>
            <text:p>The purpose of a schema is to help organize and manage database objects.</text:p>
            <text:p/>
            <text:p>2. Database:</text:p>
            <text:p>A database itself can be considered a type of namespace. Each database can contain its own schemas and objects.</text:p>
            <text:p>For example, you might have a company_db and a store_db database, each with their own set of tables, views, and other objects.</text:p>
            <text:p/>
            <text:p>3. Tables and Columns:</text:p>
            <text:p>Inside a schema, you have tables. Each table can be thought of as a container for rows and columns.</text:p>
            <text:p>You can have a column called id in multiple tables across different schemas (or even in different databases), and the namespace (schema or database) ensures that the id in one table doesn’t conflict with the id in another table.</text:p>
            <text:p/>
            <text:p><text:span text:style-name="T1">Why Are Namespaces (Schemas) Useful?</text:span></text:p>
            <text:p>Avoid Name Conflicts: If you have tables with the same name in different schemas, the schema helps avoid naming collisions. For example, you could have both sales.orders and marketing.orders tables without any issues.</text:p>
            <text:p>Organize Database Objects: Namespaces (schemas) allow you to logically group related tables and other database objects together. For example, all HR-related tables could go in the hr schema, and all sales-related tables could go in the sales schema.</text:p>
            <text:p>Access Control: Schemas allow administrators to set permissions at a more granular level. You can control who has access to specific schemas or tables.</text:p>
            <text:p>Improved Maintainability: When working with large databases, organizing objects into namespaces (schemas) makes it easier to manage and maintain.</text:p>
            <text:p/>
            <text:p/>
          </table:table-cell>
          <table:table-cell table:style-name="ce24"/>
          <table:table-cell table:number-columns-repeated="16380"/>
        </table:table-row>
        <table:table-row table:style-name="ro26">
          <table:table-cell table:style-name="ce5" office:value-type="string" calcext:value-type="string">
            <text:p>Exercise_1</text:p>
          </table:table-cell>
          <table:table-cell table:style-name="ce9" office:value-type="string" calcext:value-type="string">
            <text:p>projection</text:p>
          </table:table-cell>
          <table:table-cell table:style-name="ce19" office:value-type="string" calcext:value-type="string">
            <text:p>Projection in SQL refers to selecting specific columns from a table in a query. Instead of retrieving all columns (which would be a full table scan), projection allows you to retrieve only the columns you are interested in. </text:p>
          </table:table-cell>
          <table:table-cell table:style-name="ce26" office:value-type="string" calcext:value-type="string">
            <text:p>SELECT name, job_title</text:p>
            <text:p>FROM employees;</text:p>
            <text:p/>
            <text:p>Here the projection is on the name and job_title columns of the employees table. Only these two columns will be returned in the result, rather than all columns in the table.</text:p>
            <text:p/>
          </table:table-cell>
          <table:table-cell table:number-columns-repeated="16380"/>
        </table:table-row>
        <table:table-row table:style-name="ro27">
          <table:table-cell table:style-name="ce5" office:value-type="string" calcext:value-type="string">
            <text:p>Exercise_1</text:p>
          </table:table-cell>
          <table:table-cell table:style-name="ce9" office:value-type="string" calcext:value-type="string">
            <text:p>selection</text:p>
          </table:table-cell>
          <table:table-cell table:style-name="ce19" office:value-type="string" calcext:value-type="string">
            <text:p>Selection in SQL refers to filtering rows from a table based on a condition. It allows you to retrieve only the rows that meet specific criteria. </text:p>
          </table:table-cell>
          <table:table-cell table:style-name="ce20" office:value-type="string" calcext:value-type="string">
            <text:p><text:span text:style-name="T4">SELECT * </text:span></text:p>
            <text:p><text:span text:style-name="T4">FROM employees</text:span></text:p>
            <text:p><text:span text:style-name="T4">WHERE job_title = 'Software Engineer';</text:span></text:p>
            <text:p/>
            <text:p><text:span text:style-name="T4">In this query, the selection is based on the condition job_title = 'Software Engineer'. Only the rows where the job_title is 'Software Engineer' will be returned.</text:span></text:p>
            <text:p/>
          </table:table-cell>
          <table:table-cell table:number-columns-repeated="16380"/>
        </table:table-row>
        <table:table-row table:style-name="ro28">
          <table:table-cell table:style-name="ce5" office:value-type="string" calcext:value-type="string">
            <text:p>Exercise_1</text:p>
          </table:table-cell>
          <table:table-cell table:style-name="ce9" office:value-type="string" calcext:value-type="string">
            <text:p>SELECT clause</text:p>
          </table:table-cell>
          <table:table-cell table:style-name="ce19" office:value-type="string" calcext:value-type="string">
            <text:p>The SELECT clause in SQL is used to specify which columns you want to retrieve from a table. </text:p>
          </table:table-cell>
          <table:table-cell table:style-name="ce20" office:value-type="string" calcext:value-type="string">
            <text:p><text:span text:style-name="T4">SELECT name, job_title</text:span></text:p>
            <text:p><text:span text:style-name="T4">FROM employees;</text:span></text:p>
            <text:p/>
            <text:p><text:span text:style-name="T4">Here the SELECT clause is used to retrieve the name and job_title columns from the employees table.</text:span></text:p>
            <text:p/>
          </table:table-cell>
          <table:table-cell table:number-columns-repeated="16380"/>
        </table:table-row>
        <table:table-row table:style-name="ro29">
          <table:table-cell table:style-name="ce5" office:value-type="string" calcext:value-type="string">
            <text:p>Exercise_1</text:p>
          </table:table-cell>
          <table:table-cell table:style-name="ce9" office:value-type="string" calcext:value-type="string">
            <text:p>WHERE clause</text:p>
          </table:table-cell>
          <table:table-cell table:style-name="ce19" office:value-type="string" calcext:value-type="string">
            <text:p>he WHERE clause in SQL is used to filter records based on a condition. It allows you to retrieve only the rows that meet specific criteria. </text:p>
          </table:table-cell>
          <table:table-cell table:style-name="ce20" office:value-type="string" calcext:value-type="string">
            <text:p><text:span text:style-name="T4">SELECT name, job_title</text:span></text:p>
            <text:p><text:span text:style-name="T4">FROM employees</text:span></text:p>
            <text:p><text:span text:style-name="T4">WHERE job_title = 'Software Engineer';</text:span></text:p>
            <text:p/>
            <text:p><text:span text:style-name="T4">Here the WHERE clause filters the results to show only the rows where the job_title is 'Software Engineer'.</text:span></text:p>
            <text:p/>
          </table:table-cell>
          <table:table-cell table:number-columns-repeated="16380"/>
        </table:table-row>
        <table:table-row table:style-name="ro30">
          <table:table-cell table:style-name="ce5" office:value-type="string" calcext:value-type="string">
            <text:p>Exercise_1</text:p>
          </table:table-cell>
          <table:table-cell table:style-name="ce9" office:value-type="string" calcext:value-type="string">
            <text:p>condition</text:p>
          </table:table-cell>
          <table:table-cell table:style-name="ce18" office:value-type="string" calcext:value-type="string">
            <text:p>A condition in SQL is an expression used to filter data based on specific criteria. It helps you specify which rows to include or exclude in the result based on a comparison of values.</text:p>
            <text:p><text:span text:style-name="T1">Common condition types include:</text:span></text:p>
            <text:p>Equality: =</text:p>
            <text:p>Greater than: &gt;</text:p>
            <text:p>Less than: &lt;</text:p>
            <text:p>Range: BETWEEN</text:p>
            <text:p>Match a list: IN</text:p>
            <text:p>Check for NULL values: IS NULL</text:p>
            <text:p>Pattern matching: LIKE</text:p>
            <text:p/>
          </table:table-cell>
          <table:table-cell table:style-name="ce20" office:value-type="string" calcext:value-type="string">
            <text:p><text:span text:style-name="T4">SELECT name, job_title</text:span></text:p>
            <text:p><text:span text:style-name="T4">FROM employees</text:span></text:p>
            <text:p><text:span text:style-name="T4">WHERE salary &gt; 50000;</text:span></text:p>
            <text:p/>
            <text:p><text:span text:style-name="T4">Here, salary &gt; 50000 is the condition. </text:span></text:p>
            <text:p><text:span text:style-name="T4">It filters the rows to include only those where the salary is greater than 50,000.</text:span></text:p>
            <text:p/>
          </table:table-cell>
          <table:table-cell table:number-columns-repeated="16380"/>
        </table:table-row>
        <table:table-row table:style-name="ro28">
          <table:table-cell table:style-name="ce5" office:value-type="string" calcext:value-type="string">
            <text:p>Exercise_1</text:p>
          </table:table-cell>
          <table:table-cell table:style-name="ce9" office:value-type="string" calcext:value-type="string">
            <text:p>BETWEEN</text:p>
          </table:table-cell>
          <table:table-cell table:style-name="ce19" office:value-type="string" calcext:value-type="string">
            <text:p>The BETWEEN operator in SQL is used to filter the result set within a specific range. It allows you to retrieve rows where a column's value falls between two values (inclusive). </text:p>
          </table:table-cell>
          <table:table-cell table:style-name="ce20" office:value-type="string" calcext:value-type="string">
            <text:p><text:span text:style-name="T4">SELECT name, salary</text:span></text:p>
            <text:p><text:span text:style-name="T4">FROM employees</text:span></text:p>
            <text:p><text:span text:style-name="T4">WHERE salary BETWEEN 50000 AND 80000;</text:span></text:p>
            <text:p/>
            <text:p><text:span text:style-name="T4">The query retrieves employees with a salary between 50,000 and 80,000.</text:span></text:p>
            <text:p/>
          </table:table-cell>
          <table:table-cell table:number-columns-repeated="16380"/>
        </table:table-row>
        <table:table-row table:style-name="ro31">
          <table:table-cell table:style-name="ce5" office:value-type="string" calcext:value-type="string">
            <text:p>Exercise_1</text:p>
          </table:table-cell>
          <table:table-cell table:style-name="ce9" office:value-type="string" calcext:value-type="string">
            <text:p>aggregate functions</text:p>
          </table:table-cell>
          <table:table-cell table:style-name="ce19" office:value-type="string" calcext:value-type="string">
            <text:p>Aggregate functions in SQL are used to perform calculations on a set of values and return a single result. They are often used in combination with the GROUP BY clause to group rows based on certain criteria. </text:p>
          </table:table-cell>
          <table:table-cell table:style-name="ce20" office:value-type="string" calcext:value-type="string">
            <text:p>COUNT(): Counts the number of rows.</text:p>
            <text:p><text:span text:style-name="T4">SELECT COUNT(*) FROM employees;</text:span></text:p>
            <text:p/>
            <text:p><text:span text:style-name="T4">SUM(): Calculates the sum of values in a column.</text:span></text:p>
            <text:p><text:span text:style-name="T4">SELECT SUM(salary) FROM employees;</text:span></text:p>
            <text:p/>
            <text:p><text:span text:style-name="T4">AVG(): Calculates the average value of a column.</text:span></text:p>
            <text:p><text:span text:style-name="T4">SELECT AVG(salary) FROM employees;</text:span></text:p>
            <text:p/>
            <text:p><text:span text:style-name="T4">MIN(): Finds the smallest value in a column.</text:span></text:p>
            <text:p><text:span text:style-name="T4">SELECT MIN(salary) FROM employees;</text:span></text:p>
            <text:p/>
            <text:p><text:span text:style-name="T4">MAX(): Finds the largest value in a column.</text:span></text:p>
            <text:p><text:span text:style-name="T4">SELECT MAX(salary) FROM employees;</text:span></text:p>
            <text:p/>
          </table:table-cell>
          <table:table-cell table:number-columns-repeated="16380"/>
        </table:table-row>
        <table:table-row table:style-name="ro29">
          <table:table-cell table:style-name="ce5" office:value-type="string" calcext:value-type="string">
            <text:p>Exercise_1</text:p>
          </table:table-cell>
          <table:table-cell table:style-name="ce9" office:value-type="string" calcext:value-type="string">
            <text:p>range filtering</text:p>
          </table:table-cell>
          <table:table-cell table:style-name="ce19" office:value-type="string" calcext:value-type="string">
            <text:p>Range filtering in SQL is used to retrieve rows where a column's value falls within a specific range. You can do this using the BETWEEN operator. </text:p>
          </table:table-cell>
          <table:table-cell table:style-name="ce20" office:value-type="string" calcext:value-type="string">
            <text:p><text:span text:style-name="T4">SELECT name, salary</text:span></text:p>
            <text:p><text:span text:style-name="T4">FROM employees</text:span></text:p>
            <text:p><text:span text:style-name="T4">WHERE salary BETWEEN 40000 AND 70000;</text:span></text:p>
            <text:p/>
            <text:p><text:span text:style-name="T4">This will retrieve employees whose salary is between 40,000 and 70,000 (including both 40,000 and 70,000).</text:span></text:p>
            <text:p/>
          </table:table-cell>
          <table:table-cell table:number-columns-repeated="16380"/>
        </table:table-row>
        <table:table-row table:style-name="ro32">
          <table:table-cell table:style-name="ce5" office:value-type="string" calcext:value-type="string">
            <text:p>Exercise_1</text:p>
          </table:table-cell>
          <table:table-cell table:style-name="ce9" office:value-type="string" calcext:value-type="string">
            <text:p>pattern matching</text:p>
          </table:table-cell>
          <table:table-cell table:style-name="ce19" office:value-type="string" calcext:value-type="string">
            <text:p>Pattern matching in SQL is used to search for specific patterns in a column's values, typically using the LIKE or REGEXP operators. </text:p>
            <text:p>The LIKE operator is used to match a pattern in a column. It supports two wildcard characters:</text:p>
            <text:p>%: Matches zero or more characters.</text:p>
            <text:p>_: Matches exactly one character.</text:p>
            <text:p>In some databases (like MySQL and PostgreSQL), you can use the REGEXP operator for more complex pattern matching, allowing you to use regular expressions. </text:p>
            <text:p/>
          </table:table-cell>
          <table:table-cell table:style-name="ce20" office:value-type="string" calcext:value-type="string">
            <text:p><text:span text:style-name="T4">SELECT name</text:span></text:p>
            <text:p><text:span text:style-name="T4">FROM employees</text:span></text:p>
            <text:p><text:span text:style-name="T4">WHERE name LIKE 'J%';</text:span></text:p>
            <text:p/>
            <text:p><text:span text:style-name="T4">This will find names that start with "J".</text:span></text:p>
            <text:p/>
            <text:p><text:span text:style-name="T4">SELECT name</text:span></text:p>
            <text:p><text:span text:style-name="T4">FROM employees</text:span></text:p>
            <text:p><text:span text:style-name="T4">WHERE name LIKE '_o%';</text:span></text:p>
            <text:p/>
            <text:p><text:span text:style-name="T4">This will find names that have "o" as the second letter.</text:span></text:p>
            <text:p/>
            <text:p/>
            <text:p/>
            <text:p/>
          </table:table-cell>
          <table:table-cell table:number-columns-repeated="16380"/>
        </table:table-row>
        <table:table-row table:style-name="ro29">
          <table:table-cell table:style-name="ce5" office:value-type="string" calcext:value-type="string">
            <text:p>Exercise_1</text:p>
          </table:table-cell>
          <table:table-cell table:style-name="ce9" office:value-type="string" calcext:value-type="string">
            <text:p>list filtering</text:p>
          </table:table-cell>
          <table:table-cell table:style-name="ce19" office:value-type="string" calcext:value-type="string">
            <text:p>List filtering in SQL is used to retrieve rows where a column's value matches any value in a specified list. This is done using the IN operator. </text:p>
          </table:table-cell>
          <table:table-cell table:style-name="ce20" office:value-type="string" calcext:value-type="string">
            <text:p><text:span text:style-name="T4">SELECT name, job_title</text:span></text:p>
            <text:p><text:span text:style-name="T4">FROM employees</text:span></text:p>
            <text:p><text:span text:style-name="T4">WHERE job_title IN ('Software Engineer', 'Data Analyst');</text:span></text:p>
            <text:p/>
            <text:p><text:span text:style-name="T4">This will retrieve employees whose job title is either 'Software Engineer' or 'Data Analyst'.</text:span></text:p>
            <text:p/>
          </table:table-cell>
          <table:table-cell table:number-columns-repeated="16380"/>
        </table:table-row>
        <table:table-row table:style-name="ro9">
          <table:table-cell table:style-name="ce5" office:value-type="string" calcext:value-type="string">
            <text:p>Lecture 6 duckdb</text:p>
          </table:table-cell>
          <table:table-cell table:style-name="ce11" office:value-type="string" calcext:value-type="string">
            <text:p>DuckDB</text:p>
          </table:table-cell>
          <table:table-cell table:style-name="ce20" office:value-type="string" calcext:value-type="string">
            <text:p>An in-process SQL OLAP database management system designed for fast analytical queries.</text:p>
          </table:table-cell>
          <table:table-cell table:style-name="ce24"/>
          <table:table-cell table:number-columns-repeated="16380"/>
        </table:table-row>
        <table:table-row table:style-name="ro11">
          <table:table-cell table:style-name="ce5" office:value-type="string" calcext:value-type="string">
            <text:p>Lecture 6 duckdb</text:p>
          </table:table-cell>
          <table:table-cell table:style-name="ce11" office:value-type="string" calcext:value-type="string">
            <text:p>Sequence</text:p>
          </table:table-cell>
          <table:table-cell table:style-name="ce20" office:value-type="string" calcext:value-type="string">
            <text:p>A database object that generates a sequence of unique numbers, typically used for auto-incrementing columns.</text:p>
          </table:table-cell>
          <table:table-cell table:style-name="ce24"/>
          <table:table-cell table:number-columns-repeated="16380"/>
        </table:table-row>
        <table:table-row table:style-name="ro9">
          <table:table-cell table:style-name="ce5" office:value-type="string" calcext:value-type="string">
            <text:p>Lecture 6 duckdb</text:p>
          </table:table-cell>
          <table:table-cell table:style-name="ce11" office:value-type="string" calcext:value-type="string">
            <text:p>VARCHAR</text:p>
          </table:table-cell>
          <table:table-cell table:style-name="ce20" office:value-type="string" calcext:value-type="string">
            <text:p>A variable-length character data type that stores text strings of varying lengths.</text:p>
          </table:table-cell>
          <table:table-cell table:style-name="ce24"/>
          <table:table-cell table:number-columns-repeated="16380"/>
        </table:table-row>
        <table:table-row table:style-name="ro9">
          <table:table-cell table:style-name="ce5" office:value-type="string" calcext:value-type="string">
            <text:p>Lecture 6 duckdb</text:p>
          </table:table-cell>
          <table:table-cell table:style-name="ce11" office:value-type="string" calcext:value-type="string">
            <text:p>TIMESTAMPTZ</text:p>
          </table:table-cell>
          <table:table-cell table:style-name="ce20" office:value-type="string" calcext:value-type="string">
            <text:p>A data type that stores both date and time, including time zone information.</text:p>
          </table:table-cell>
          <table:table-cell table:style-name="ce24"/>
          <table:table-cell table:number-columns-repeated="16380"/>
        </table:table-row>
        <table:table-row table:style-name="ro11">
          <table:table-cell table:style-name="ce5" office:value-type="string" calcext:value-type="string">
            <text:p>Lecture 6 duckdb</text:p>
          </table:table-cell>
          <table:table-cell table:style-name="ce11" office:value-type="string" calcext:value-type="string">
            <text:p>ARRAY</text:p>
          </table:table-cell>
          <table:table-cell table:style-name="ce20" office:value-type="string" calcext:value-type="string">
            <text:p>A data type in DuckDB that allows for the storage of ordered collections of elements of the same type.</text:p>
          </table:table-cell>
          <table:table-cell table:style-name="ce24"/>
          <table:table-cell table:number-columns-repeated="16380"/>
        </table:table-row>
        <table:table-row table:style-name="ro9">
          <table:table-cell table:style-name="ce5" office:value-type="string" calcext:value-type="string">
            <text:p>Lecture 6 duckdb</text:p>
          </table:table-cell>
          <table:table-cell table:style-name="ce11" office:value-type="string" calcext:value-type="string">
            <text:p>CREATE TABLE</text:p>
          </table:table-cell>
          <table:table-cell table:style-name="ce20" office:value-type="string" calcext:value-type="string">
            <text:p>A SQL statement used to define a new table in DuckDB.</text:p>
          </table:table-cell>
          <table:table-cell table:style-name="ce24"/>
          <table:table-cell table:number-columns-repeated="16380"/>
        </table:table-row>
        <table:table-row table:style-name="ro9">
          <table:table-cell table:style-name="ce5" office:value-type="string" calcext:value-type="string">
            <text:p>Lecture 6 duckdb</text:p>
          </table:table-cell>
          <table:table-cell table:style-name="ce11" office:value-type="string" calcext:value-type="string">
            <text:p>DROP SCHEMA</text:p>
          </table:table-cell>
          <table:table-cell table:style-name="ce20" office:value-type="string" calcext:value-type="string">
            <text:p>A SQL statement used to remove a schema and all its contained objects like tables.</text:p>
          </table:table-cell>
          <table:table-cell table:style-name="ce24"/>
          <table:table-cell table:number-columns-repeated="16380"/>
        </table:table-row>
        <table:table-row table:style-name="ro11">
          <table:table-cell table:style-name="ce5" office:value-type="string" calcext:value-type="string">
            <text:p>Lecture 6 duckdb</text:p>
          </table:table-cell>
          <table:table-cell table:style-name="ce11" office:value-type="string" calcext:value-type="string">
            <text:p>AUTO_INCREMENT</text:p>
          </table:table-cell>
          <table:table-cell table:style-name="ce20" office:value-type="string" calcext:value-type="string">
            <text:p>In DuckDB, achieved by using sequences to automatically generate unique values for an ID column.</text:p>
          </table:table-cell>
          <table:table-cell table:style-name="ce24"/>
          <table:table-cell table:number-columns-repeated="16380"/>
        </table:table-row>
        <table:table-row table:style-name="ro9">
          <table:table-cell table:style-name="ce5" office:value-type="string" calcext:value-type="string">
            <text:p>Lecture 6 duckdb</text:p>
          </table:table-cell>
          <table:table-cell table:style-name="ce11" office:value-type="string" calcext:value-type="string">
            <text:p>pg_catalog</text:p>
          </table:table-cell>
          <table:table-cell table:style-name="ce20" office:value-type="string" calcext:value-type="string">
            <text:p>A schema in DuckDB that stores system tables and metadata about the database objects.</text:p>
          </table:table-cell>
          <table:table-cell table:style-name="ce24"/>
          <table:table-cell table:number-columns-repeated="16380"/>
        </table:table-row>
        <table:table-row table:style-name="ro11">
          <table:table-cell table:style-name="ce5" office:value-type="string" calcext:value-type="string">
            <text:p>Lecture 6 duckdb</text:p>
          </table:table-cell>
          <table:table-cell table:style-name="ce15" office:value-type="string" calcext:value-type="string">
            <text:p>INFORMATION_SCHEMA</text:p>
          </table:table-cell>
          <table:table-cell table:style-name="ce20" office:value-type="string" calcext:value-type="string">
            <text:p>A set of views in DuckDB that provides information about the database metadata such as tables, columns, and data types.</text:p>
          </table:table-cell>
          <table:table-cell table:style-name="ce24"/>
          <table:table-cell table:number-columns-repeated="16380"/>
        </table:table-row>
        <table:table-row table:style-name="ro9">
          <table:table-cell table:style-name="ce5" office:value-type="string" calcext:value-type="string">
            <text:p>Exercise_2</text:p>
          </table:table-cell>
          <table:table-cell table:style-name="ce28" office:value-type="string" calcext:value-type="string">
            <text:p>temporal</text:p>
          </table:table-cell>
          <table:table-cell table:style-name="ce36"/>
          <table:table-cell table:style-name="ce24"/>
          <table:table-cell table:number-columns-repeated="16380"/>
        </table:table-row>
        <table:table-row table:style-name="ro9">
          <table:table-cell table:style-name="ce5" office:value-type="string" calcext:value-type="string">
            <text:p>Exercise_2</text:p>
          </table:table-cell>
          <table:table-cell table:style-name="ce28" office:value-type="string" calcext:value-type="string">
            <text:p>interval</text:p>
          </table:table-cell>
          <table:table-cell table:style-name="ce36"/>
          <table:table-cell table:style-name="ce24"/>
          <table:table-cell table:style-name="ce40"/>
          <table:table-cell table:number-columns-repeated="16379"/>
        </table:table-row>
        <table:table-row table:style-name="ro9">
          <table:table-cell table:style-name="ce5" office:value-type="string" calcext:value-type="string">
            <text:p>Exercise_2</text:p>
          </table:table-cell>
          <table:table-cell table:style-name="ce28" office:value-type="string" calcext:value-type="string">
            <text:p>synthetic</text:p>
          </table:table-cell>
          <table:table-cell table:style-name="ce36"/>
          <table:table-cell table:style-name="ce24"/>
          <table:table-cell table:number-columns-repeated="16380"/>
        </table:table-row>
        <table:table-row table:style-name="ro9">
          <table:table-cell table:style-name="ce5" office:value-type="string" calcext:value-type="string">
            <text:p>Exercise_2</text:p>
          </table:table-cell>
          <table:table-cell table:style-name="ce28" office:value-type="string" calcext:value-type="string">
            <text:p>VALUES</text:p>
          </table:table-cell>
          <table:table-cell table:style-name="ce36"/>
          <table:table-cell table:style-name="ce24"/>
          <table:table-cell table:number-columns-repeated="16380"/>
        </table:table-row>
        <table:table-row table:style-name="ro9">
          <table:table-cell table:style-name="ce5" office:value-type="string" calcext:value-type="string">
            <text:p>Exercise_2</text:p>
          </table:table-cell>
          <table:table-cell table:style-name="ce28" office:value-type="string" calcext:value-type="string">
            <text:p>subquery</text:p>
          </table:table-cell>
          <table:table-cell table:style-name="ce36"/>
          <table:table-cell table:style-name="ce24"/>
          <table:table-cell table:number-columns-repeated="16380"/>
        </table:table-row>
        <table:table-row table:style-name="ro9">
          <table:table-cell table:style-name="ce5" office:value-type="string" calcext:value-type="string">
            <text:p>Exercise_2</text:p>
          </table:table-cell>
          <table:table-cell table:style-name="ce28" office:value-type="string" calcext:value-type="string">
            <text:p>compound query</text:p>
          </table:table-cell>
          <table:table-cell table:style-name="ce36"/>
          <table:table-cell table:style-name="ce24"/>
          <table:table-cell table:number-columns-repeated="16380"/>
        </table:table-row>
        <table:table-row table:style-name="ro9">
          <table:table-cell table:style-name="ce5" office:value-type="string" calcext:value-type="string">
            <text:p>Exercise_2</text:p>
          </table:table-cell>
          <table:table-cell table:style-name="ce28" office:value-type="string" calcext:value-type="string">
            <text:p>set operations</text:p>
          </table:table-cell>
          <table:table-cell table:style-name="ce36"/>
          <table:table-cell table:style-name="ce24"/>
          <table:table-cell table:number-columns-repeated="16380"/>
        </table:table-row>
        <table:table-row table:style-name="ro9">
          <table:table-cell table:style-name="ce6" office:value-type="string" calcext:value-type="string">
            <text:p>Exercise_2</text:p>
          </table:table-cell>
          <table:table-cell table:style-name="ce28" office:value-type="string" calcext:value-type="string">
            <text:p>operator</text:p>
          </table:table-cell>
          <table:table-cell table:style-name="ce19"/>
          <table:table-cell table:style-name="ce20"/>
          <table:table-cell table:style-name="ce40" table:number-columns-repeated="16380"/>
        </table:table-row>
        <table:table-row table:style-name="ro9">
          <table:table-cell table:style-name="ce5" office:value-type="string" calcext:value-type="string">
            <text:p>Exercise_2</text:p>
          </table:table-cell>
          <table:table-cell table:style-name="ce28" office:value-type="string" calcext:value-type="string">
            <text:p>EXCEPT</text:p>
          </table:table-cell>
          <table:table-cell table:style-name="ce36"/>
          <table:table-cell table:style-name="ce24"/>
          <table:table-cell table:number-columns-repeated="16380"/>
        </table:table-row>
        <table:table-row table:style-name="ro9">
          <table:table-cell table:style-name="ce5" office:value-type="string" calcext:value-type="string">
            <text:p>Exercise_2</text:p>
          </table:table-cell>
          <table:table-cell table:style-name="ce28" office:value-type="string" calcext:value-type="string">
            <text:p>UNION</text:p>
          </table:table-cell>
          <table:table-cell table:style-name="ce36"/>
          <table:table-cell table:style-name="ce24"/>
          <table:table-cell table:number-columns-repeated="16380"/>
        </table:table-row>
        <table:table-row table:style-name="ro9">
          <table:table-cell table:style-name="ce5" office:value-type="string" calcext:value-type="string">
            <text:p>Exercise_2</text:p>
          </table:table-cell>
          <table:table-cell table:style-name="ce28" office:value-type="string" calcext:value-type="string">
            <text:p>UNION ALL</text:p>
          </table:table-cell>
          <table:table-cell table:style-name="ce36"/>
          <table:table-cell table:style-name="ce24"/>
          <table:table-cell table:number-columns-repeated="16380"/>
        </table:table-row>
        <table:table-row table:style-name="ro9">
          <table:table-cell table:style-name="ce5" office:value-type="string" calcext:value-type="string">
            <text:p>Exercise_2</text:p>
          </table:table-cell>
          <table:table-cell table:style-name="ce28" office:value-type="string" calcext:value-type="string">
            <text:p>INTERSECT</text:p>
          </table:table-cell>
          <table:table-cell table:style-name="ce36"/>
          <table:table-cell table:style-name="ce24"/>
          <table:table-cell table:number-columns-repeated="16380"/>
        </table:table-row>
        <table:table-row table:style-name="ro9">
          <table:table-cell table:style-name="ce5" office:value-type="string" calcext:value-type="string">
            <text:p>Exercise_2</text:p>
          </table:table-cell>
          <table:table-cell table:style-name="ce28" office:value-type="string" calcext:value-type="string">
            <text:p>venn diagram</text:p>
          </table:table-cell>
          <table:table-cell table:style-name="ce36"/>
          <table:table-cell table:style-name="ce24"/>
          <table:table-cell table:number-columns-repeated="16380"/>
        </table:table-row>
        <table:table-row table:style-name="ro9">
          <table:table-cell table:style-name="ce6" office:value-type="string" calcext:value-type="string">
            <text:p>Exercise_2</text:p>
          </table:table-cell>
          <table:table-cell table:style-name="ce28" office:value-type="string" calcext:value-type="string">
            <text:p>result set</text:p>
          </table:table-cell>
          <table:table-cell table:style-name="ce19"/>
          <table:table-cell table:style-name="ce20"/>
          <table:table-cell table:style-name="ce40" table:number-columns-repeated="16380"/>
        </table:table-row>
        <table:table-row table:style-name="ro33">
          <table:table-cell table:style-name="ce5" office:value-type="string" calcext:value-type="string">
            <text:p>Exercise_2</text:p>
          </table:table-cell>
          <table:table-cell table:style-name="ce28" office:value-type="string" calcext:value-type="string">
            <text:p>LEFT JOIN</text:p>
          </table:table-cell>
          <table:table-cell table:style-name="ce42" office:value-type="string" calcext:value-type="string">
            <text:p>A LEFT JOIN in SQL returns all rows from the left table and the matching rows from the right table. If there’s no match in the right table, it returns NULL for the columns of the right table. </text:p>
          </table:table-cell>
          <table:table-cell table:style-name="ce42" office:value-type="string" calcext:value-type="string">
            <text:p>SELECT customers.name, orders.product</text:p>
            <text:p>FROM customers</text:p>
            <text:p>LEFT JOIN orders</text:p>
            <text:p>ON customers.customer_id = orders.customer_id;</text:p>
            <text:p/>
            <text:p>Given two tables: Customers AND Orders, </text:p>
            <text:p>LEFT JOIN ensures all records from Customers are returned, even if there is no matching order in the Orders table.</text:p>
            <text:p>If there is no match, NULL values are returned for the Orders table columns.</text:p>
            <text:p/>
          </table:table-cell>
          <table:table-cell table:style-name="ce40"/>
          <table:table-cell table:number-columns-repeated="16379"/>
        </table:table-row>
        <table:table-row table:style-name="ro3">
          <table:table-cell table:style-name="ce5" office:value-type="string" calcext:value-type="string">
            <text:p>Exercise_2</text:p>
          </table:table-cell>
          <table:table-cell table:style-name="ce28" office:value-type="string" calcext:value-type="string">
            <text:p>INNER JOIN</text:p>
          </table:table-cell>
          <table:table-cell table:style-name="ce42" office:value-type="string" calcext:value-type="string">
            <text:p>An INNER JOIN in SQL returns only the rows where there is a match in both tables. If there’s no match, the row is excluded from the result. That means there will be no NULLs.</text:p>
          </table:table-cell>
          <table:table-cell table:style-name="ce20" office:value-type="string" calcext:value-type="string">
            <text:p>SELECT columns</text:p>
            <text:p>FROM table1</text:p>
            <text:p>INNER JOIN table2</text:p>
            <text:p>ON table1.column = table2.column;</text:p>
            <text:p/>
          </table:table-cell>
          <table:table-cell table:number-columns-repeated="16380"/>
        </table:table-row>
        <table:table-row table:style-name="ro3">
          <table:table-cell table:style-name="ce5" office:value-type="string" calcext:value-type="string">
            <text:p>Exercise_2</text:p>
          </table:table-cell>
          <table:table-cell table:style-name="ce28" office:value-type="string" calcext:value-type="string">
            <text:p>RIGHT JOIN</text:p>
          </table:table-cell>
          <table:table-cell table:style-name="ce42" office:value-type="string" calcext:value-type="string">
            <text:p>A RIGHT JOIN (or RIGHT OUTER JOIN) in SQL returns all rows from the right table and the matching rows from the left table. If there’s no match in the left table, it returns NULL for the left table's columns. </text:p>
          </table:table-cell>
          <table:table-cell table:style-name="ce20" office:value-type="string" calcext:value-type="string">
            <text:p>SELECT columns</text:p>
            <text:p>FROM table1</text:p>
            <text:p>RIGHT JOIN table2</text:p>
            <text:p>ON table1.column = table2.column;</text:p>
            <text:p/>
          </table:table-cell>
          <table:table-cell table:number-columns-repeated="16380"/>
        </table:table-row>
        <table:table-row table:style-name="ro3">
          <table:table-cell table:style-name="ce5" office:value-type="string" calcext:value-type="string">
            <text:p>Exercise_2</text:p>
          </table:table-cell>
          <table:table-cell table:style-name="ce28" office:value-type="string" calcext:value-type="string">
            <text:p>FULL JOIN</text:p>
          </table:table-cell>
          <table:table-cell table:style-name="ce42" office:value-type="string" calcext:value-type="string">
            <text:p>A FULL JOIN (or FULL OUTER JOIN) in SQL returns all rows when there is a match in either the left table or the right table. If there is no match, it returns NULL for the columns of the table that does not have a matching row. </text:p>
          </table:table-cell>
          <table:table-cell table:style-name="ce20" office:value-type="string" calcext:value-type="string">
            <text:p>SELECT columns</text:p>
            <text:p>FROM table1</text:p>
            <text:p>FULL JOIN table2</text:p>
            <text:p>ON table1.column = table2.column;</text:p>
            <text:p/>
          </table:table-cell>
          <table:table-cell table:number-columns-repeated="16380"/>
        </table:table-row>
        <table:table-row table:style-name="ro9">
          <table:table-cell table:style-name="ce5" office:value-type="string" calcext:value-type="string">
            <text:p>Exercise_2</text:p>
          </table:table-cell>
          <table:table-cell table:style-name="ce28" office:value-type="string" calcext:value-type="string">
            <text:p>LIKE</text:p>
          </table:table-cell>
          <table:table-cell table:style-name="ce37"/>
          <table:table-cell table:style-name="ce24"/>
          <table:table-cell table:number-columns-repeated="3"/>
          <table:table-cell table:style-name="Default" table:number-columns-repeated="16377"/>
        </table:table-row>
        <table:table-row table:style-name="ro9" table:number-rows-repeated="1048507">
          <table:table-cell table:number-columns-repeated="16384"/>
        </table:table-row>
        <table:table-row table:style-name="ro9">
          <table:table-cell table:number-columns-repeated="16384"/>
        </table:table-row>
      </table:table>
      <table:table table:name="SQL commands" table:style-name="ta1">
        <table:table-column table:style-name="co9" table:default-cell-style-name="ce34"/>
        <table:table-column table:style-name="co10" table:default-cell-style-name="ce34"/>
        <table:table-column table:style-name="co11" table:default-cell-style-name="ce34"/>
        <table:table-column table:style-name="co12" table:default-cell-style-name="ce49"/>
        <table:table-column table:style-name="co8" table:number-columns-repeated="16380" table:default-cell-style-name="Default"/>
        <table:table-row table:style-name="ro34">
          <table:table-cell table:style-name="ce30" office:value-type="string" calcext:value-type="string">
            <text:p>Command</text:p>
          </table:table-cell>
          <table:table-cell table:style-name="ce30" office:value-type="string" calcext:value-type="string">
            <text:p>Description</text:p>
          </table:table-cell>
          <table:table-cell table:style-name="ce30" office:value-type="string" calcext:value-type="string">
            <text:p>Syntax</text:p>
          </table:table-cell>
          <table:table-cell office:value-type="string" calcext:value-type="string">
            <text:p>Example</text:p>
          </table:table-cell>
          <table:table-cell table:style-name="ce34" table:number-columns-repeated="16380"/>
        </table:table-row>
        <table:table-row table:style-name="ro34">
          <table:table-cell table:style-name="ce31" office:value-type="string" calcext:value-type="string">
            <text:p>DDL:</text:p>
            <text:p><text:a xlink:href="https://www.geeksforgeeks.org/sql-create" xlink:type="simple">CREATE</text:a></text:p>
          </table:table-cell>
          <table:table-cell table:style-name="ce31" office:value-type="string" calcext:value-type="string">
            <text:p>Create database or its objects (table, index, function, views, store procedure, and triggers)</text:p>
          </table:table-cell>
          <table:table-cell table:style-name="ce44" office:value-type="string" calcext:value-type="string">
            <text:p>CREATE TABLE table_name (column1 data_type, column2 data_type, ...); </text:p>
          </table:table-cell>
          <table:table-cell table:style-name="ce44" office:value-type="string" calcext:value-type="string">
            <text:p>CREATE TABLE employees ( employee_id INT PRIMARY KEY, first_name VARCHAR(50), last_name VARCHAR(50)); </text:p>
          </table:table-cell>
          <table:table-cell table:number-columns-repeated="16380"/>
        </table:table-row>
        <table:table-row table:style-name="ro34">
          <table:table-cell table:style-name="ce31" office:value-type="string" calcext:value-type="string">
            <text:p>DDL:</text:p>
            <text:p><text:a xlink:href="https://www.geeksforgeeks.org/sql-drop-truncate" xlink:type="simple">DROP</text:a></text:p>
          </table:table-cell>
          <table:table-cell table:style-name="ce31" office:value-type="string" calcext:value-type="string">
            <text:p>Delete objects from the database</text:p>
          </table:table-cell>
          <table:table-cell table:style-name="ce44" office:value-type="string" calcext:value-type="string">
            <text:p>DROP TABLE table_name;</text:p>
          </table:table-cell>
          <table:table-cell table:style-name="ce44" office:value-type="string" calcext:value-type="string">
            <text:p>DROP TABLE employees; </text:p>
          </table:table-cell>
          <table:table-cell table:number-columns-repeated="16380"/>
        </table:table-row>
        <table:table-row table:style-name="ro34">
          <table:table-cell table:style-name="ce31" office:value-type="string" calcext:value-type="string">
            <text:p>DDL:</text:p>
            <text:p><text:a xlink:href="https://www.geeksforgeeks.org/sql-alter-add-drop-modify" xlink:type="simple">ALTER</text:a></text:p>
          </table:table-cell>
          <table:table-cell table:style-name="ce31" office:value-type="string" calcext:value-type="string">
            <text:p>Alter the structure of the database</text:p>
          </table:table-cell>
          <table:table-cell table:style-name="ce44" office:value-type="string" calcext:value-type="string">
            <text:p>ALTER TABLE table_name ADD COLUMN column_name data_type;</text:p>
          </table:table-cell>
          <table:table-cell table:style-name="ce44" office:value-type="string" calcext:value-type="string">
            <text:p>ALTER TABLE employees </text:p>
            <text:p>ADD COLUMN phone VARCHAR(20); </text:p>
          </table:table-cell>
          <table:table-cell table:number-columns-repeated="16380"/>
        </table:table-row>
        <table:table-row table:style-name="ro34">
          <table:table-cell table:style-name="ce31" office:value-type="string" calcext:value-type="string">
            <text:p>DDL:<text:a xlink:href="https://www.geeksforgeeks.org/sql-drop-truncate" xlink:type="simple">TRUNCATE</text:a></text:p>
          </table:table-cell>
          <table:table-cell table:style-name="ce31" office:value-type="string" calcext:value-type="string">
            <text:p>Remove all records from a table, including all spaces allocated for the records are removed</text:p>
          </table:table-cell>
          <table:table-cell table:style-name="ce44" office:value-type="string" calcext:value-type="string">
            <text:p>TRUNCATE TABLE table_name;</text:p>
          </table:table-cell>
          <table:table-cell table:number-columns-repeated="16381"/>
        </table:table-row>
        <table:table-row table:style-name="ro34">
          <table:table-cell table:style-name="ce31" office:value-type="string" calcext:value-type="string">
            <text:p>DDL:<text:a xlink:href="https://www.geeksforgeeks.org/sql-comments" xlink:type="simple">COMMENT</text:a></text:p>
          </table:table-cell>
          <table:table-cell table:style-name="ce31" office:value-type="string" calcext:value-type="string">
            <text:p>Add comments to the data dictionary</text:p>
          </table:table-cell>
          <table:table-cell table:style-name="ce44" office:value-type="string" calcext:value-type="string">
            <text:p>COMMENT 'comment_text' ON TABLE table_name;</text:p>
          </table:table-cell>
          <table:table-cell table:number-columns-repeated="16381"/>
        </table:table-row>
        <table:table-row table:style-name="ro34">
          <table:table-cell table:style-name="ce31" office:value-type="string" calcext:value-type="string">
            <text:p>DDL:<text:a xlink:href="https://www.geeksforgeeks.org/sql-alter-rename" xlink:type="simple">RENAME</text:a></text:p>
          </table:table-cell>
          <table:table-cell table:style-name="ce31" office:value-type="string" calcext:value-type="string">
            <text:p>Rename an object existing in the database</text:p>
          </table:table-cell>
          <table:table-cell table:style-name="ce44" office:value-type="string" calcext:value-type="string">
            <text:p>RENAME TABLE old_table_name </text:p>
            <text:p>TO new_table_name;</text:p>
          </table:table-cell>
          <table:table-cell table:number-columns-repeated="16381"/>
        </table:table-row>
        <table:table-row table:style-name="ro34">
          <table:table-cell table:style-name="ce31" office:value-type="string" calcext:value-type="string">
            <text:p>DQL:</text:p>
            <text:p><text:a xlink:href="https://www.geeksforgeeks.org/sql-select-clause" xlink:type="simple">SELECT</text:a></text:p>
          </table:table-cell>
          <table:table-cell table:style-name="ce31" office:value-type="string" calcext:value-type="string">
            <text:p>It is used to retrieve data from the database</text:p>
          </table:table-cell>
          <table:table-cell table:style-name="ce47" office:value-type="string" calcext:value-type="string">
            <text:p>SELECT column1, column2, …</text:p>
            <text:p>FROM table_name </text:p>
            <text:p>WHERE condition;</text:p>
          </table:table-cell>
          <table:table-cell table:style-name="ce50" office:value-type="string" calcext:value-type="string">
            <text:p>SELECT * FROM employees; </text:p>
          </table:table-cell>
          <table:table-cell table:number-columns-repeated="16380"/>
        </table:table-row>
        <table:table-row table:style-name="ro34">
          <table:table-cell table:style-name="ce31" office:value-type="string" calcext:value-type="string">
            <text:p>DML:</text:p>
            <text:p><text:a xlink:href="https://www.geeksforgeeks.org/sql-insert-statement" xlink:type="simple">INSERT</text:a></text:p>
          </table:table-cell>
          <table:table-cell table:style-name="ce31" office:value-type="string" calcext:value-type="string">
            <text:p>Insert data into a table</text:p>
          </table:table-cell>
          <table:table-cell table:style-name="ce44" office:value-type="string" calcext:value-type="string">
            <text:p>INSERT INTO table_name (column1, column2, ...) VALUES (value1, value2, ...);</text:p>
          </table:table-cell>
          <table:table-cell table:style-name="ce44" office:value-type="string" calcext:value-type="string">
            <text:p>INSERT INTO employees (first_name, last_name, email) VALUES ('John', 'Doe', 'john.doe@example.com'); </text:p>
          </table:table-cell>
          <table:table-cell table:number-columns-repeated="16380"/>
        </table:table-row>
        <table:table-row table:style-name="ro34">
          <table:table-cell table:style-name="ce31" office:value-type="string" calcext:value-type="string">
            <text:p>DML:<text:a xlink:href="https://www.geeksforgeeks.org/sql-update-statement" xlink:type="simple">UPDATE</text:a></text:p>
          </table:table-cell>
          <table:table-cell table:style-name="ce31" office:value-type="string" calcext:value-type="string">
            <text:p>Update existing data within a table</text:p>
          </table:table-cell>
          <table:table-cell table:style-name="ce44" office:value-type="string" calcext:value-type="string">
            <text:p>UPDATE table_name </text:p>
            <text:p>SET </text:p>
            <text:p>column1 = value1, </text:p>
            <text:p>Column2 = value2 </text:p>
            <text:p>WHERE condition;</text:p>
          </table:table-cell>
          <table:table-cell table:style-name="ce44" office:value-type="string" calcext:value-type="string">
            <text:p>UPDATE employees </text:p>
            <text:p>SET email = 'jane.doe@example.com' </text:p>
            <text:p>WHERE first_name = 'Jane' </text:p>
            <text:p>AND last_name = 'Doe'; </text:p>
          </table:table-cell>
          <table:table-cell table:number-columns-repeated="16380"/>
        </table:table-row>
        <table:table-row table:style-name="ro34">
          <table:table-cell table:style-name="ce31" office:value-type="string" calcext:value-type="string">
            <text:p>DML:</text:p>
            <text:p><text:a xlink:href="https://www.geeksforgeeks.org/sql-delete-statement" xlink:type="simple">DELETE</text:a></text:p>
          </table:table-cell>
          <table:table-cell table:style-name="ce31" office:value-type="string" calcext:value-type="string">
            <text:p>Delete records from a database table</text:p>
          </table:table-cell>
          <table:table-cell table:style-name="ce44" office:value-type="string" calcext:value-type="string">
            <text:p>DELETE FROM table_name WHERE condition;</text:p>
          </table:table-cell>
          <table:table-cell table:style-name="ce44" office:value-type="string" calcext:value-type="string">
            <text:p>DELETE FROM employees WHERE employee_id = 123; </text:p>
          </table:table-cell>
          <table:table-cell table:number-columns-repeated="16380"/>
        </table:table-row>
        <table:table-row table:style-name="ro34">
          <table:table-cell table:style-name="ce31" office:value-type="string" calcext:value-type="string">
            <text:p>DML:</text:p>
            <text:p><text:a xlink:href="https://www.geeksforgeeks.org/sql-lock-table" xlink:type="simple">LOCK</text:a></text:p>
          </table:table-cell>
          <table:table-cell table:style-name="ce31" office:value-type="string" calcext:value-type="string">
            <text:p>Table control concurrency</text:p>
          </table:table-cell>
          <table:table-cell table:style-name="ce44" office:value-type="string" calcext:value-type="string">
            <text:p>LOCK TABLE table_name IN lock_mode;</text:p>
          </table:table-cell>
          <table:table-cell table:number-columns-repeated="16381"/>
        </table:table-row>
        <table:table-row table:style-name="ro34">
          <table:table-cell table:style-name="ce31" office:value-type="string" calcext:value-type="string">
            <text:p>DCL:</text:p>
            <text:p><text:a xlink:href="https://www.geeksforgeeks.org/mysql-grant-revoke-privileges" xlink:type="simple">GRANT</text:a></text:p>
          </table:table-cell>
          <table:table-cell table:style-name="ce31" office:value-type="string" calcext:value-type="string">
            <text:p>Assigns new privileges to a user account, allowing access to specific database objects, actions, or functions.</text:p>
          </table:table-cell>
          <table:table-cell table:style-name="ce44" office:value-type="string" calcext:value-type="string">
            <text:p>GRANT privilege_type [(column_list)] </text:p>
            <text:p>ON [object_type] object_name </text:p>
            <text:p>TO user [WITH GRANT OPTION];</text:p>
          </table:table-cell>
          <table:table-cell table:style-name="ce51"/>
          <table:table-cell table:style-name="ce53" table:number-columns-repeated="16380"/>
        </table:table-row>
        <table:table-row table:style-name="ro34">
          <table:table-cell table:style-name="ce31" office:value-type="string" calcext:value-type="string">
            <text:p>DCL:<text:a xlink:href="https://www.geeksforgeeks.org/difference-between-grant-and-revoke" xlink:type="simple">REVOKE</text:a></text:p>
          </table:table-cell>
          <table:table-cell table:style-name="ce31" office:value-type="string" calcext:value-type="string">
            <text:p>Removes previously granted privileges from a user account, taking away their access to certain database objects or actions.</text:p>
          </table:table-cell>
          <table:table-cell table:style-name="ce44" office:value-type="string" calcext:value-type="string">
            <text:p>REVOKE [GRANT OPTION FOR] privilege_type [(column_list)] </text:p>
            <text:p>ON [object_type] object_name FROM user [CASCADE];</text:p>
          </table:table-cell>
          <table:table-cell table:style-name="ce51"/>
          <table:table-cell table:style-name="ce53" table:number-columns-repeated="16380"/>
        </table:table-row>
        <table:table-row table:style-name="ro34">
          <table:table-cell table:style-name="ce31" office:value-type="string" calcext:value-type="string">
            <text:p>TCL:</text:p>
            <text:p><text:a xlink:href="https://www.geeksforgeeks.org/sql-transactions/#:~:text=" xlink:type="simple">BEGIN TRANSACTION</text:a></text:p>
          </table:table-cell>
          <table:table-cell table:style-name="ce31" office:value-type="string" calcext:value-type="string">
            <text:p>Starts a new transaction</text:p>
          </table:table-cell>
          <table:table-cell table:style-name="ce47" office:value-type="string" calcext:value-type="string">
            <text:p>BEGIN TRANSACTION [transaction_name];</text:p>
          </table:table-cell>
          <table:table-cell table:number-columns-repeated="16381"/>
        </table:table-row>
        <table:table-row table:style-name="ro34">
          <table:table-cell table:style-name="ce31" office:value-type="string" calcext:value-type="string">
            <text:p>TCL:</text:p>
            <text:p><text:a xlink:href="https://www.geeksforgeeks.org/sql-transactions/#:~:text=" xlink:type="simple">COMMIT</text:a></text:p>
          </table:table-cell>
          <table:table-cell table:style-name="ce31" office:value-type="string" calcext:value-type="string">
            <text:p>Saves all changes made during the transaction</text:p>
          </table:table-cell>
          <table:table-cell table:style-name="ce47" office:value-type="string" calcext:value-type="string">
            <text:p>COMMIT;</text:p>
          </table:table-cell>
          <table:table-cell table:number-columns-repeated="16381"/>
        </table:table-row>
        <table:table-row table:style-name="ro34">
          <table:table-cell table:style-name="ce31" office:value-type="string" calcext:value-type="string">
            <text:p>TCL:</text:p>
            <text:p><text:a xlink:href="https://www.geeksforgeeks.org/sql-transactions/#:~:text=" xlink:type="simple">ROLLBACK</text:a></text:p>
          </table:table-cell>
          <table:table-cell table:style-name="ce31" office:value-type="string" calcext:value-type="string">
            <text:p>Undoes all changes made during the transaction</text:p>
          </table:table-cell>
          <table:table-cell table:style-name="ce47" office:value-type="string" calcext:value-type="string">
            <text:p>ROLLBACK;</text:p>
          </table:table-cell>
          <table:table-cell table:number-columns-repeated="16381"/>
        </table:table-row>
        <table:table-row table:style-name="ro34">
          <table:table-cell table:style-name="ce31" office:value-type="string" calcext:value-type="string">
            <text:p>TCL:</text:p>
            <text:p><text:a xlink:href="https://www.geeksforgeeks.org/sql-transactions/#:~:text=" xlink:type="simple">SAVEPOINT</text:a></text:p>
          </table:table-cell>
          <table:table-cell table:style-name="ce31" office:value-type="string" calcext:value-type="string">
            <text:p>Creates a savepoint within the current transaction</text:p>
          </table:table-cell>
          <table:table-cell table:style-name="ce47" office:value-type="string" calcext:value-type="string">
            <text:p>SAVEPOINT savepoint_name;</text:p>
          </table:table-cell>
          <table:table-cell table:number-columns-repeated="16381"/>
        </table:table-row>
        <table:table-row table:style-name="ro34">
          <table:table-cell table:style-name="Default" table:number-columns-repeated="2"/>
          <table:table-cell table:style-name="ce48" office:value-type="string" calcext:value-type="string">
            <text:p>WHERE</text:p>
          </table:table-cell>
          <table:table-cell table:style-name="ce47" office:value-type="string" calcext:value-type="string">
            <text:p>SELECT * FROM employees </text:p>
            <text:p>WHERE department = 'Sales';</text:p>
          </table:table-cell>
          <table:table-cell table:number-columns-repeated="16380"/>
        </table:table-row>
        <table:table-row table:style-name="ro34">
          <table:table-cell table:style-name="Default" table:number-columns-repeated="2"/>
          <table:table-cell table:style-name="ce48" office:value-type="string" calcext:value-type="string">
            <text:p>ORDER BY</text:p>
          </table:table-cell>
          <table:table-cell table:style-name="ce47" office:value-type="string" calcext:value-type="string">
            <text:p>SELECT * </text:p>
            <text:p>FROM employees </text:p>
            <text:p>ORDER BY hire_date DESC;</text:p>
          </table:table-cell>
          <table:table-cell table:number-columns-repeated="16380"/>
        </table:table-row>
        <table:table-row table:style-name="ro34">
          <table:table-cell table:style-name="Default" table:number-columns-repeated="2"/>
          <table:table-cell table:style-name="ce48" office:value-type="string" calcext:value-type="string">
            <text:p>JOIN</text:p>
          </table:table-cell>
          <table:table-cell table:style-name="ce52" office:value-type="string" calcext:value-type="string">
            <text:p>SELECT e.first_name, e.last_name, d.department_name </text:p>
            <text:p>FROM employees e </text:p>
            <text:p>JOIN departments d </text:p>
            <text:p>ON e.department_id = d.department_id;</text:p>
          </table:table-cell>
          <table:table-cell table:number-columns-repeated="16380"/>
        </table:table-row>
        <table:table-row table:style-name="ro34" table:number-rows-repeated="1048554">
          <table:table-cell table:number-columns-repeated="16384"/>
        </table:table-row>
        <table:table-row table:style-name="ro34">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02">00/00/0000</text:date>, <text:time style:data-style-name="N2" text:time-value="14:24:42.44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2T14:48:06.111000000</meta:creation-date>
    <dc:date>2024-12-02T14:38:19.652000000</dc:date>
    <meta:editing-duration>PT3H14M42S</meta:editing-duration>
    <meta:editing-cycles>20</meta:editing-cycles>
    <meta:generator>LibreOffice/24.2.1.2$Windows_X86_64 LibreOffice_project/db4def46b0453cc22e2d0305797cf981b68ef5ac</meta:generator>
    <meta:document-statistic meta:table-count="2" meta:cell-count="286" meta:object-count="0"/>
  </office:meta>
</office:document-meta>
</file>